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17"/>
    <style:style style:name="ce14" style:family="table-cell" style:parent-style-name="Default" style:data-style-name="N117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7">
      <style:table-cell-properties style:text-align-source="fix" style:repeat-content="false"/>
      <style:paragraph-properties fo:text-align="center"/>
    </style:style>
    <style:style style:name="ce16" style:family="table-cell" style:parent-style-name="Default" style:data-style-name="N117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number-columns-repeated="3" table:default-cell-style-name="ce5"/>
        <table:table-column table:style-name="co3" table:default-cell-style-name="ce7"/>
        <table:table-column table:style-name="co4" table:default-cell-style-name="ce11"/>
        <table:table-column table:style-name="co2" table:default-cell-style-name="Default"/>
        <table:table-column table:style-name="co3" table:default-cell-style-name="ce7"/>
        <table:table-column table:style-name="co4" table:default-cell-style-name="ce11"/>
        <table:table-column table:style-name="co2" table:number-columns-repeated="2" table:default-cell-style-name="Default"/>
        <table:table-column table:style-name="co2" table:default-cell-style-name="ce13"/>
        <table:table-column table:style-name="co4" table:default-cell-style-name="ce11"/>
        <table:table-column table:style-name="co2" table:default-cell-style-name="Default"/>
        <table:table-column table:style-name="co2" table:default-cell-style-name="ce13"/>
        <table:table-column table:style-name="co4" table:default-cell-style-name="ce11"/>
        <table:table-column table:style-name="co2" table:default-cell-style-name="Default"/>
        <table:table-column table:style-name="co2" table:default-cell-style-name="ce13"/>
        <table:table-column table:style-name="co4" table:default-cell-style-name="ce11"/>
        <table:table-column table:style-name="co2" table:default-cell-style-name="ce5"/>
        <table:table-column table:style-name="co2" table:default-cell-style-name="ce8"/>
        <table:table-column table:style-name="co4" table:default-cell-style-name="ce11"/>
        <table:table-column table:style-name="co5" table:default-cell-style-name="ce15"/>
        <table:table-column table:style-name="co6" table:number-columns-repeated="2" table:default-cell-style-name="ce6"/>
        <table:table-column table:style-name="co6" table:number-columns-repeated="2" table:default-cell-style-name="Default"/>
        <table:table-column table:style-name="co4" table:default-cell-style-name="ce11"/>
        <table:table-column table:style-name="co6" table:default-cell-style-name="ce19"/>
        <table:table-column table:style-name="co7" table:default-cell-style-name="ce22"/>
        <table:table-column table:style-name="co4" table:default-cell-style-name="ce11"/>
        <table:table-column table:style-name="co6" table:default-cell-style-name="ce19"/>
        <table:table-column table:style-name="co2" table:default-cell-style-name="ce22"/>
        <table:table-column table:style-name="co4" table:default-cell-style-name="ce11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SW1</text:p>
          </table:table-cell>
          <table:table-cell table:style-name="ce4" office:value-type="string">
            <text:p>SW2</text:p>
          </table:table-cell>
          <table:table-cell table:style-name="ce4" office:value-type="string">
            <text:p>SW3</text:p>
          </table:table-cell>
          <table:table-cell table:style-name="ce4" office:value-type="string">
            <text:p>SW4</text:p>
          </table:table-cell>
          <table:table-cell table:style-name="ce4" office:value-type="string">
            <text:p>SW5</text:p>
          </table:table-cell>
          <table:table-cell table:style-name="ce4" office:value-type="string">
            <text:p>IW1</text:p>
          </table:table-cell>
          <table:table-cell table:style-name="ce4" office:value-type="string">
            <text:p>IW2</text:p>
          </table:table-cell>
          <table:table-cell table:style-name="ce4" office:value-type="string">
            <text:p>IW3</text:p>
          </table:table-cell>
          <table:table-cell table:style-name="ce6" office:value-type="string">
            <text:p>IW4</text:p>
          </table:table-cell>
          <table:table-cell table:style-name="ce4" office:value-type="string">
            <text:p>IW5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2</text:p>
          </table:table-cell>
          <table:table-cell office:value-type="string">
            <text:p>W &amp; P Final</text:p>
          </table:table-cell>
          <table:table-cell table:style-name="ce10"/>
          <table:table-cell table:style-name="ce12" office:value-type="string">
            <text:p>E3</text:p>
          </table:table-cell>
          <table:table-cell office:value-type="string">
            <text:p>Exam Final</text:p>
          </table:table-cell>
          <table:table-cell table:style-name="ce10"/>
          <table:table-cell table:style-name="ce12" office:value-type="string">
            <text:p>CP1</text:p>
          </table:table-cell>
          <table:table-cell table:style-name="ce12" office:value-type="string">
            <text:p>CP2</text:p>
          </table:table-cell>
          <table:table-cell table:style-name="ce7" office:value-type="string">
            <text:p>CP Final</text:p>
          </table:table-cell>
          <table:table-cell table:style-name="ce10"/>
          <table:table-cell table:style-name="ce12" office:value-type="string">
            <text:p>LW</text:p>
          </table:table-cell>
          <table:table-cell table:style-name="ce14" office:value-type="string">
            <text:p>LW Final</text:p>
          </table:table-cell>
          <table:table-cell table:style-name="ce10"/>
          <table:table-cell table:style-name="ce12" office:value-type="string">
            <text:p>FP</text:p>
          </table:table-cell>
          <table:table-cell table:style-name="ce14" office:value-type="string">
            <text:p>FP Final</text:p>
          </table:table-cell>
          <table:table-cell table:style-name="ce10"/>
          <table:table-cell table:style-name="ce4" office:value-type="string">
            <text:p>IM</text:p>
          </table:table-cell>
          <table:table-cell table:style-name="ce7" office:value-type="string">
            <text:p>IM Final</text:p>
          </table:table-cell>
          <table:table-cell table:style-name="ce10"/>
          <table:table-cell table:style-name="ce14" office:value-type="string">
            <text:p>Final Grade</text:p>
          </table:table-cell>
          <table:table-cell office:value-type="string">
            <text:p>Final Grade</text:p>
          </table:table-cell>
          <table:table-cell office:value-type="string">
            <text:p>Submit Grade</text:p>
          </table:table-cell>
          <table:table-cell table:style-name="ce6" office:value-type="string">
            <text:p>GPA</text:p>
          </table:table-cell>
          <table:table-cell table:style-name="ce6" office:value-type="string">
            <text:p>Submit GPA</text:p>
          </table:table-cell>
          <table:table-cell table:style-name="ce10"/>
          <table:table-cell table:style-name="ce18" office:value-type="string">
            <text:p>Letter Grade</text:p>
          </table:table-cell>
          <table:table-cell table:style-name="ce21" office:value-type="string">
            <text:p>Numerical Grade</text:p>
          </table:table-cell>
          <table:table-cell table:style-name="ce10"/>
          <table:table-cell table:style-name="ce18" office:value-type="string">
            <text:p>Letter Grade</text:p>
          </table:table-cell>
          <table:table-cell table:style-name="ce21" office:value-type="string">
            <text:p>GPA </text:p>
          </table:table-cell>
          <table:table-cell table:style-name="ce10"/>
          <table:table-cell table:style-name="ce18"/>
          <table:table-cell table:style-name="ce21"/>
          <table:table-cell table:style-name="ce12" table:number-columns-repeated="979"/>
        </table:table-row>
        <table:table-row table:style-name="ro1">
          <table:table-cell table:style-name="ce2" office:value-type="string">
            <text:p>Griffin Anderson</text:p>
          </table:table-cell>
          <table:table-cell office:value-type="string">
            <text:p>B-</text:p>
          </table:table-cell>
          <table:table-cell office:value-type="string">
            <text:p>C+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table:number-columns-repeated="2" office:value-type="string">
            <text:p>A-</text:p>
          </table:table-cell>
          <table:table-cell table:style-name="ce8" table:formula="of:=(SUM(VLOOKUP([.B2]; [.$AL$2:.$AM$14]; 2; 0); VLOOKUP([.C2]; [.$AL$2:.$AM$14]; 2; 0); VLOOKUP([.D2]; [.$AL$2:.$AM$14]; 2; 0); VLOOKUP([.E2]; [.$AL$2:.$AM$14]; 2; 0); VLOOKUP([.F2]; [.$AL$2:.$AM$14]; 2; 0); VLOOKUP([.G2];[.$AL$2:.$AM$14]; 2; 0); VLOOKUP([.H2]; [.$AL$2:.$AM$14]; 2; 0); VLOOKUP([.I2]; [.$AL$2:.$AM$14]; 2; 0);  VLOOKUP([.J2]; [.$AL$2:.$AM$14]; 2; 0); VLOOKUP([.K2]; [.$AL$2:.$AM$14]; 2; 0); VLOOKUP([.L2]; [.$AL$2:.$AM$14]; 2; 0); VLOOKUP([.M2]; [.$AL$2:.$AM$14]; 2; 0)))/1200*0.6" office:value-type="float" office:value="0.538">
            <text:p>0.53800</text:p>
          </table:table-cell>
          <table:table-cell/>
          <table:table-cell table:style-name="ce5" office:value-type="float" office:value="73">
            <text:p>73</text:p>
          </table:table-cell>
          <table:table-cell table:style-name="ce8" table:formula="of:=[.P2]/80*0.1" office:value-type="float" office:value="0.09125">
            <text:p>0.09125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8" table:formula="of:=SUM(VLOOKUP([.S2]; [.$AL$2:.$AM$14]; 2; 0); VLOOKUP([.T2]; [.$AL$2:.$AM$14]; 2; 0))/200*0.05" office:value-type="float" office:value="0.04625">
            <text:p>0.04625</text:p>
          </table:table-cell>
          <table:table-cell/>
          <table:table-cell table:style-name="ce5" office:value-type="string">
            <text:p>A</text:p>
          </table:table-cell>
          <table:table-cell table:style-name="ce8" table:formula="of:=VLOOKUP([.W2]; [.$AL$2:.$AM$14]; 2; 0)/100*0.1" office:value-type="float" office:value="0.096">
            <text:p>0.09600</text:p>
          </table:table-cell>
          <table:table-cell/>
          <table:table-cell table:style-name="ce5" office:value-type="string">
            <text:p>A</text:p>
          </table:table-cell>
          <table:table-cell table:style-name="ce8" table:formula="of:=VLOOKUP([.Z2]; [.$AL$2:.$AM$14]; 2; 0)/100*0.1" office:value-type="float" office:value="0.096">
            <text:p>0.09600</text:p>
          </table:table-cell>
          <table:table-cell/>
          <table:table-cell office:value-type="float" office:value="125">
            <text:p>125</text:p>
          </table:table-cell>
          <table:table-cell table:formula="of:=MIN([.AC2]; 120) / 120 * 0.05" office:value-type="float" office:value="0.05">
            <text:p>0.05000</text:p>
          </table:table-cell>
          <table:table-cell/>
          <table:table-cell table:style-name="ce14" table:formula="of:=[.N2] + [.Q2] + [.U2] + [.X2] + [.AA2] + [.AD2]" office:value-type="float" office:value="0.9175">
            <text:p>0.91750</text:p>
          </table:table-cell>
          <table:table-cell table:formula="of:=IF([.AF2]&gt;=0.9875;&quot;A+&quot;;  IF([.AF2]&gt;=0.96; &quot;A&quot;; IF([.AF2]&gt;=0.93; &quot;A-&quot;; IF([.AF2]&gt;=0.89; &quot;B+&quot;; IF([.AF2]&gt;=0.86;&quot;B&quot;; IF([.AF2]&gt;=0.83; &quot;B-&quot;; IF([.AF2]&gt;=79; &quot;C+&quot;; IF([.AF2]&gt;=0.76;&quot;C&quot;; IF([.AF2]&gt;=0.73; &quot;C-&quot;; IF([.AF2]&gt;=0.69; &quot;D+&quot;; IF([.AF2]&gt;=0.66;&quot;D&quot;; IF([.AF2]&gt;=0.63; &quot;D-&quot;; &quot;F&quot;))))))))))))" office:value-type="string" office:string-value="B+">
            <text:p>B+</text:p>
          </table:table-cell>
          <table:table-cell table:style-name="ce17" table:formula="of:=IF([.AF2]&gt;=0.9875;&quot;A+&quot;;  IF([.AF2]&gt;=0.94; &quot;A&quot;; IF([.AF2]&gt;=0.9; &quot;A-&quot;; IF([.AF2]&gt;=0.87; &quot;B+&quot;; IF([.AF2]&gt;=0.84;&quot;B&quot;; IF([.AF2]&gt;=0.8; &quot;B-&quot;; IF([.AF2]&gt;=0.77; &quot;C+&quot;; IF([.AF2]&gt;=0.74;&quot;C&quot;; IF([.AF2]&gt;=0.7; &quot;C-&quot;; IF([.AF2]&gt;=0.67; &quot;D+&quot;; IF([.AF2]&gt;=0.64;&quot;D&quot;; IF([.AF2]&gt;=0.6; &quot;D-&quot;; &quot;F&quot;))))))))))))" office:value-type="string" office:string-value="A-">
            <text:p>A-</text:p>
          </table:table-cell>
          <table:table-cell table:style-name="ce6" table:formula="of:=VLOOKUP([.AG2]; [.$AO$2:.$AP$14]; 2; 0)" office:value-type="float" office:value="3.3">
            <text:p>3.3</text:p>
          </table:table-cell>
          <table:table-cell table:style-name="ce6" table:formula="of:=VLOOKUP([.AH2]; [.$AO$2:.$AP$14]; 2; 0)" office:value-type="float" office:value="3.7">
            <text:p>3.7</text:p>
          </table:table-cell>
          <table:table-cell/>
          <table:table-cell office:value-type="string">
            <text:p>A+</text:p>
          </table:table-cell>
          <table:table-cell office:value-type="float" office:value="98.75">
            <text:p>98.75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red Balik</text:p>
          </table:table-cell>
          <table:table-cell office:value-type="string">
            <text:p>A-</text:p>
          </table:table-cell>
          <table:table-cell table:number-columns-repeated="7"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8" table:formula="of:=(SUM(VLOOKUP([.B3]; [.$AL$2:.$AM$14]; 2; 0); VLOOKUP([.C3]; [.$AL$2:.$AM$14]; 2; 0); VLOOKUP([.D3]; [.$AL$2:.$AM$14]; 2; 0); VLOOKUP([.E3]; [.$AL$2:.$AM$14]; 2; 0); VLOOKUP([.F3]; [.$AL$2:.$AM$14]; 2; 0); VLOOKUP([.G3];[.$AL$2:.$AM$14]; 2; 0); VLOOKUP([.H3]; [.$AL$2:.$AM$14]; 2; 0); VLOOKUP([.I3]; [.$AL$2:.$AM$14]; 2; 0);  VLOOKUP([.J3]; [.$AL$2:.$AM$14]; 2; 0); VLOOKUP([.K3]; [.$AL$2:.$AM$14]; 2; 0); VLOOKUP([.L3]; [.$AL$2:.$AM$14]; 2; 0); VLOOKUP([.M3]; [.$AL$2:.$AM$14]; 2; 0)))/1200*0.6" office:value-type="float" office:value="0.5715">
            <text:p>0.57150</text:p>
          </table:table-cell>
          <table:table-cell/>
          <table:table-cell table:style-name="ce5" office:value-type="float" office:value="74">
            <text:p>74</text:p>
          </table:table-cell>
          <table:table-cell table:style-name="ce8" table:formula="of:=[.P3]/80*0.1" office:value-type="float" office:value="0.0925">
            <text:p>0.092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S3]; [.$AL$2:.$AM$14]; 2; 0); VLOOKUP([.T3]; [.$AL$2:.$AM$14]; 2; 0))/200*0.05" office:value-type="float" office:value="0.048">
            <text:p>0.04800</text:p>
          </table:table-cell>
          <table:table-cell/>
          <table:table-cell table:style-name="ce5" office:value-type="string">
            <text:p>A</text:p>
          </table:table-cell>
          <table:table-cell table:style-name="ce8" table:formula="of:=VLOOKUP([.W3]; [.$AL$2:.$AM$14]; 2; 0)/100*0.1" office:value-type="float" office:value="0.096">
            <text:p>0.09600</text:p>
          </table:table-cell>
          <table:table-cell/>
          <table:table-cell table:style-name="ce5" office:value-type="string">
            <text:p>A</text:p>
          </table:table-cell>
          <table:table-cell table:style-name="ce8" table:formula="of:=VLOOKUP([.Z3]; [.$AL$2:.$AM$14]; 2; 0)/100*0.1" office:value-type="float" office:value="0.096">
            <text:p>0.09600</text:p>
          </table:table-cell>
          <table:table-cell/>
          <table:table-cell office:value-type="float" office:value="140">
            <text:p>140</text:p>
          </table:table-cell>
          <table:table-cell table:formula="of:=MIN([.AC3]; 120) / 120 * 0.05" office:value-type="float" office:value="0.05">
            <text:p>0.05000</text:p>
          </table:table-cell>
          <table:table-cell/>
          <table:table-cell table:style-name="ce14" table:formula="of:=[.N3] + [.Q3] + [.U3] + [.X3] + [.AA3] + [.AD3]" office:value-type="float" office:value="0.954">
            <text:p>0.95400</text:p>
          </table:table-cell>
          <table:table-cell table:formula="of:=IF([.AF3]&gt;=0.9875;&quot;A+&quot;;  IF([.AF3]&gt;=0.96; &quot;A&quot;; IF([.AF3]&gt;=0.93; &quot;A-&quot;; IF([.AF3]&gt;=0.89; &quot;B+&quot;; IF([.AF3]&gt;=0.86;&quot;B&quot;; IF([.AF3]&gt;=0.83; &quot;B-&quot;; IF([.AF3]&gt;=79; &quot;C+&quot;; IF([.AF3]&gt;=0.76;&quot;C&quot;; IF([.AF3]&gt;=0.73; &quot;C-&quot;; IF([.AF3]&gt;=0.69; &quot;D+&quot;; IF([.AF3]&gt;=0.66;&quot;D&quot;; IF([.AF3]&gt;=0.63; &quot;D-&quot;; &quot;F&quot;))))))))))))" office:value-type="string" office:string-value="A-">
            <text:p>A-</text:p>
          </table:table-cell>
          <table:table-cell table:style-name="ce17" table:formula="of:=IF([.AF3]&gt;=0.9875;&quot;A+&quot;;  IF([.AF3]&gt;=0.94; &quot;A&quot;; IF([.AF3]&gt;=0.9; &quot;A-&quot;; IF([.AF3]&gt;=0.87; &quot;B+&quot;; IF([.AF3]&gt;=0.84;&quot;B&quot;; IF([.AF3]&gt;=0.8; &quot;B-&quot;; IF([.AF3]&gt;=0.77; &quot;C+&quot;; IF([.AF3]&gt;=0.74;&quot;C&quot;; IF([.AF3]&gt;=0.7; &quot;C-&quot;; IF([.AF3]&gt;=0.67; &quot;D+&quot;; IF([.AF3]&gt;=0.64;&quot;D&quot;; IF([.AF3]&gt;=0.6; &quot;D-&quot;; &quot;F&quot;))))))))))))" office:value-type="string" office:string-value="A">
            <text:p>A</text:p>
          </table:table-cell>
          <table:table-cell table:style-name="ce6" table:formula="of:=VLOOKUP([.AG3]; [.$AO$2:.$AP$14]; 2; 0)" office:value-type="float" office:value="3.7">
            <text:p>3.7</text:p>
          </table:table-cell>
          <table:table-cell table:style-name="ce6" table:formula="of:=VLOOKUP([.AH3]; [.$AO$2:.$AP$14]; 2; 0)" office:value-type="float" office:value="4">
            <text:p>4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yle Bullis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table:number-columns-repeated="5" office:value-type="string">
            <text:p>A</text:p>
          </table:table-cell>
          <table:table-cell office:value-type="string">
            <text:p>A-</text:p>
          </table:table-cell>
          <table:table-cell table:number-columns-repeated="4" office:value-type="string">
            <text:p>A</text:p>
          </table:table-cell>
          <table:table-cell table:style-name="ce8" table:formula="of:=(SUM(VLOOKUP([.B4]; [.$AL$2:.$AM$14]; 2; 0); VLOOKUP([.C4]; [.$AL$2:.$AM$14]; 2; 0); VLOOKUP([.D4]; [.$AL$2:.$AM$14]; 2; 0); VLOOKUP([.E4]; [.$AL$2:.$AM$14]; 2; 0); VLOOKUP([.F4]; [.$AL$2:.$AM$14]; 2; 0); VLOOKUP([.G4];[.$AL$2:.$AM$14]; 2; 0); VLOOKUP([.H4]; [.$AL$2:.$AM$14]; 2; 0); VLOOKUP([.I4]; [.$AL$2:.$AM$14]; 2; 0);  VLOOKUP([.J4]; [.$AL$2:.$AM$14]; 2; 0); VLOOKUP([.K4]; [.$AL$2:.$AM$14]; 2; 0); VLOOKUP([.L4]; [.$AL$2:.$AM$14]; 2; 0); VLOOKUP([.M4]; [.$AL$2:.$AM$14]; 2; 0)))/1200*0.6" office:value-type="float" office:value="0.5645">
            <text:p>0.56450</text:p>
          </table:table-cell>
          <table:table-cell/>
          <table:table-cell table:style-name="ce5" office:value-type="float" office:value="71">
            <text:p>71</text:p>
          </table:table-cell>
          <table:table-cell table:style-name="ce8" table:formula="of:=[.P4]/80*0.1" office:value-type="float" office:value="0.08875">
            <text:p>0.08875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8" table:formula="of:=SUM(VLOOKUP([.S4]; [.$AL$2:.$AM$14]; 2; 0); VLOOKUP([.T4]; [.$AL$2:.$AM$14]; 2; 0))/200*0.05" office:value-type="float" office:value="0.0445">
            <text:p>0.04450</text:p>
          </table:table-cell>
          <table:table-cell/>
          <table:table-cell table:style-name="ce5" office:value-type="string">
            <text:p>A</text:p>
          </table:table-cell>
          <table:table-cell table:style-name="ce8" table:formula="of:=VLOOKUP([.W4]; [.$AL$2:.$AM$14]; 2; 0)/100*0.1" office:value-type="float" office:value="0.096">
            <text:p>0.09600</text:p>
          </table:table-cell>
          <table:table-cell/>
          <table:table-cell table:style-name="ce5" office:value-type="string">
            <text:p>A</text:p>
          </table:table-cell>
          <table:table-cell table:style-name="ce8" table:formula="of:=VLOOKUP([.Z4]; [.$AL$2:.$AM$14]; 2; 0)/100*0.1" office:value-type="float" office:value="0.096">
            <text:p>0.09600</text:p>
          </table:table-cell>
          <table:table-cell/>
          <table:table-cell office:value-type="float" office:value="115">
            <text:p>115</text:p>
          </table:table-cell>
          <table:table-cell table:formula="of:=MIN([.AC4]; 120) / 120 * 0.05" office:value-type="float" office:value="0.0479166666666667">
            <text:p>0.04792</text:p>
          </table:table-cell>
          <table:table-cell/>
          <table:table-cell table:style-name="ce14" table:formula="of:=[.N4] + [.Q4] + [.U4] + [.X4] + [.AA4] + [.AD4]" office:value-type="float" office:value="0.937666666666667">
            <text:p>0.93767</text:p>
          </table:table-cell>
          <table:table-cell table:formula="of:=IF([.AF4]&gt;=0.9875;&quot;A+&quot;;  IF([.AF4]&gt;=0.96; &quot;A&quot;; IF([.AF4]&gt;=0.93; &quot;A-&quot;; IF([.AF4]&gt;=0.89; &quot;B+&quot;; IF([.AF4]&gt;=0.86;&quot;B&quot;; IF([.AF4]&gt;=0.83; &quot;B-&quot;; IF([.AF4]&gt;=79; &quot;C+&quot;; IF([.AF4]&gt;=0.76;&quot;C&quot;; IF([.AF4]&gt;=0.73; &quot;C-&quot;; IF([.AF4]&gt;=0.69; &quot;D+&quot;; IF([.AF4]&gt;=0.66;&quot;D&quot;; IF([.AF4]&gt;=0.63; &quot;D-&quot;; &quot;F&quot;))))))))))))" office:value-type="string" office:string-value="A-">
            <text:p>A-</text:p>
          </table:table-cell>
          <table:table-cell table:style-name="ce17" table:formula="of:=IF([.AF4]&gt;=0.9875;&quot;A+&quot;;  IF([.AF4]&gt;=0.94; &quot;A&quot;; IF([.AF4]&gt;=0.9; &quot;A-&quot;; IF([.AF4]&gt;=0.87; &quot;B+&quot;; IF([.AF4]&gt;=0.84;&quot;B&quot;; IF([.AF4]&gt;=0.8; &quot;B-&quot;; IF([.AF4]&gt;=0.77; &quot;C+&quot;; IF([.AF4]&gt;=0.74;&quot;C&quot;; IF([.AF4]&gt;=0.7; &quot;C-&quot;; IF([.AF4]&gt;=0.67; &quot;D+&quot;; IF([.AF4]&gt;=0.64;&quot;D&quot;; IF([.AF4]&gt;=0.6; &quot;D-&quot;; &quot;F&quot;))))))))))))" office:value-type="string" office:string-value="A-">
            <text:p>A-</text:p>
          </table:table-cell>
          <table:table-cell table:style-name="ce6" table:formula="of:=VLOOKUP([.AG4]; [.$AO$2:.$AP$14]; 2; 0)" office:value-type="float" office:value="3.7">
            <text:p>3.7</text:p>
          </table:table-cell>
          <table:table-cell table:style-name="ce6" table:formula="of:=VLOOKUP([.AH4]; [.$AO$2:.$AP$14]; 2; 0)" office:value-type="float" office:value="3.7">
            <text:p>3.7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ace Campellone</text:p>
          </table:table-cell>
          <table:table-cell table:number-columns-repeated="2"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B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style-name="ce8" table:formula="of:=(SUM(VLOOKUP([.B5]; [.$AL$2:.$AM$14]; 2; 0); VLOOKUP([.C5]; [.$AL$2:.$AM$14]; 2; 0); VLOOKUP([.D5]; [.$AL$2:.$AM$14]; 2; 0); VLOOKUP([.E5]; [.$AL$2:.$AM$14]; 2; 0); VLOOKUP([.F5]; [.$AL$2:.$AM$14]; 2; 0); VLOOKUP([.G5];[.$AL$2:.$AM$14]; 2; 0); VLOOKUP([.H5]; [.$AL$2:.$AM$14]; 2; 0); VLOOKUP([.I5]; [.$AL$2:.$AM$14]; 2; 0);  VLOOKUP([.J5]; [.$AL$2:.$AM$14]; 2; 0); VLOOKUP([.K5]; [.$AL$2:.$AM$14]; 2; 0); VLOOKUP([.L5]; [.$AL$2:.$AM$14]; 2; 0); VLOOKUP([.M5]; [.$AL$2:.$AM$14]; 2; 0)))/1200*0.6" office:value-type="float" office:value="0.536">
            <text:p>0.53600</text:p>
          </table:table-cell>
          <table:table-cell/>
          <table:table-cell table:style-name="ce5" office:value-type="float" office:value="69">
            <text:p>69</text:p>
          </table:table-cell>
          <table:table-cell table:style-name="ce8" table:formula="of:=[.P5]/80*0.1" office:value-type="float" office:value="0.08625">
            <text:p>0.08625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8" table:formula="of:=SUM(VLOOKUP([.S5]; [.$AL$2:.$AM$14]; 2; 0); VLOOKUP([.T5]; [.$AL$2:.$AM$14]; 2; 0))/200*0.05" office:value-type="float" office:value="0.04225">
            <text:p>0.04225</text:p>
          </table:table-cell>
          <table:table-cell/>
          <table:table-cell table:style-name="ce5" office:value-type="string">
            <text:p>B</text:p>
          </table:table-cell>
          <table:table-cell table:style-name="ce8" table:formula="of:=VLOOKUP([.W5]; [.$AL$2:.$AM$14]; 2; 0)/100*0.1" office:value-type="float" office:value="0.086">
            <text:p>0.08600</text:p>
          </table:table-cell>
          <table:table-cell/>
          <table:table-cell table:style-name="ce5" office:value-type="string">
            <text:p>B+</text:p>
          </table:table-cell>
          <table:table-cell table:style-name="ce8" table:formula="of:=VLOOKUP([.Z5]; [.$AL$2:.$AM$14]; 2; 0)/100*0.1" office:value-type="float" office:value="0.089">
            <text:p>0.08900</text:p>
          </table:table-cell>
          <table:table-cell/>
          <table:table-cell office:value-type="float" office:value="105">
            <text:p>105</text:p>
          </table:table-cell>
          <table:table-cell table:formula="of:=MIN([.AC5]; 120) / 120 * 0.05" office:value-type="float" office:value="0.04375">
            <text:p>0.04375</text:p>
          </table:table-cell>
          <table:table-cell/>
          <table:table-cell table:style-name="ce14" table:formula="of:=[.N5] + [.Q5] + [.U5] + [.X5] + [.AA5] + [.AD5]" office:value-type="float" office:value="0.88325">
            <text:p>0.88325</text:p>
          </table:table-cell>
          <table:table-cell table:formula="of:=IF([.AF5]&gt;=0.9875;&quot;A+&quot;;  IF([.AF5]&gt;=0.96; &quot;A&quot;; IF([.AF5]&gt;=0.93; &quot;A-&quot;; IF([.AF5]&gt;=0.89; &quot;B+&quot;; IF([.AF5]&gt;=0.86;&quot;B&quot;; IF([.AF5]&gt;=0.83; &quot;B-&quot;; IF([.AF5]&gt;=79; &quot;C+&quot;; IF([.AF5]&gt;=0.76;&quot;C&quot;; IF([.AF5]&gt;=0.73; &quot;C-&quot;; IF([.AF5]&gt;=0.69; &quot;D+&quot;; IF([.AF5]&gt;=0.66;&quot;D&quot;; IF([.AF5]&gt;=0.63; &quot;D-&quot;; &quot;F&quot;))))))))))))" office:value-type="string" office:string-value="B">
            <text:p>B</text:p>
          </table:table-cell>
          <table:table-cell table:style-name="ce17" table:formula="of:=IF([.AF5]&gt;=0.9875;&quot;A+&quot;;  IF([.AF5]&gt;=0.94; &quot;A&quot;; IF([.AF5]&gt;=0.9; &quot;A-&quot;; IF([.AF5]&gt;=0.87; &quot;B+&quot;; IF([.AF5]&gt;=0.84;&quot;B&quot;; IF([.AF5]&gt;=0.8; &quot;B-&quot;; IF([.AF5]&gt;=0.77; &quot;C+&quot;; IF([.AF5]&gt;=0.74;&quot;C&quot;; IF([.AF5]&gt;=0.7; &quot;C-&quot;; IF([.AF5]&gt;=0.67; &quot;D+&quot;; IF([.AF5]&gt;=0.64;&quot;D&quot;; IF([.AF5]&gt;=0.6; &quot;D-&quot;; &quot;F&quot;))))))))))))" office:value-type="string" office:string-value="B+">
            <text:p>B+</text:p>
          </table:table-cell>
          <table:table-cell table:style-name="ce6" table:formula="of:=VLOOKUP([.AG5]; [.$AO$2:.$AP$14]; 2; 0)" office:value-type="float" office:value="3">
            <text:p>3</text:p>
          </table:table-cell>
          <table:table-cell table:style-name="ce6" table:formula="of:=VLOOKUP([.AH5]; [.$AO$2:.$AP$14]; 2; 0)" office:value-type="float" office:value="3.3">
            <text:p>3.3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tephanie Carson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3" office:value-type="string">
            <text:p>A</text:p>
          </table:table-cell>
          <table:table-cell table:style-name="ce8" table:formula="of:=(SUM(VLOOKUP([.B6]; [.$AL$2:.$AM$14]; 2; 0); VLOOKUP([.C6]; [.$AL$2:.$AM$14]; 2; 0); VLOOKUP([.D6]; [.$AL$2:.$AM$14]; 2; 0); VLOOKUP([.E6]; [.$AL$2:.$AM$14]; 2; 0); VLOOKUP([.F6]; [.$AL$2:.$AM$14]; 2; 0); VLOOKUP([.G6];[.$AL$2:.$AM$14]; 2; 0); VLOOKUP([.H6]; [.$AL$2:.$AM$14]; 2; 0); VLOOKUP([.I6]; [.$AL$2:.$AM$14]; 2; 0);  VLOOKUP([.J6]; [.$AL$2:.$AM$14]; 2; 0); VLOOKUP([.K6]; [.$AL$2:.$AM$14]; 2; 0); VLOOKUP([.L6]; [.$AL$2:.$AM$14]; 2; 0); VLOOKUP([.M6]; [.$AL$2:.$AM$14]; 2; 0)))/1200*0.6" office:value-type="float" office:value="0.553">
            <text:p>0.55300</text:p>
          </table:table-cell>
          <table:table-cell/>
          <table:table-cell table:style-name="ce5" office:value-type="float" office:value="69">
            <text:p>69</text:p>
          </table:table-cell>
          <table:table-cell table:style-name="ce8" table:formula="of:=[.P6]/80*0.1" office:value-type="float" office:value="0.08625">
            <text:p>0.08625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8" table:formula="of:=SUM(VLOOKUP([.S6]; [.$AL$2:.$AM$14]; 2; 0); VLOOKUP([.T6]; [.$AL$2:.$AM$14]; 2; 0))/200*0.05" office:value-type="float" office:value="0.0455">
            <text:p>0.04550</text:p>
          </table:table-cell>
          <table:table-cell/>
          <table:table-cell table:style-name="ce5" office:value-type="string">
            <text:p>B</text:p>
          </table:table-cell>
          <table:table-cell table:style-name="ce8" table:formula="of:=VLOOKUP([.W6]; [.$AL$2:.$AM$14]; 2; 0)/100*0.1" office:value-type="float" office:value="0.086">
            <text:p>0.08600</text:p>
          </table:table-cell>
          <table:table-cell/>
          <table:table-cell table:style-name="ce5" office:value-type="string">
            <text:p>B</text:p>
          </table:table-cell>
          <table:table-cell table:style-name="ce8" table:formula="of:=VLOOKUP([.Z6]; [.$AL$2:.$AM$14]; 2; 0)/100*0.1" office:value-type="float" office:value="0.086">
            <text:p>0.08600</text:p>
          </table:table-cell>
          <table:table-cell/>
          <table:table-cell office:value-type="float" office:value="115">
            <text:p>115</text:p>
          </table:table-cell>
          <table:table-cell table:formula="of:=MIN([.AC6]; 120) / 120 * 0.05" office:value-type="float" office:value="0.0479166666666667">
            <text:p>0.04792</text:p>
          </table:table-cell>
          <table:table-cell/>
          <table:table-cell table:style-name="ce14" table:formula="of:=[.N6] + [.Q6] + [.U6] + [.X6] + [.AA6] + [.AD6]" office:value-type="float" office:value="0.904666666666667">
            <text:p>0.90467</text:p>
          </table:table-cell>
          <table:table-cell table:formula="of:=IF([.AF6]&gt;=0.9875;&quot;A+&quot;;  IF([.AF6]&gt;=0.96; &quot;A&quot;; IF([.AF6]&gt;=0.93; &quot;A-&quot;; IF([.AF6]&gt;=0.89; &quot;B+&quot;; IF([.AF6]&gt;=0.86;&quot;B&quot;; IF([.AF6]&gt;=0.83; &quot;B-&quot;; IF([.AF6]&gt;=79; &quot;C+&quot;; IF([.AF6]&gt;=0.76;&quot;C&quot;; IF([.AF6]&gt;=0.73; &quot;C-&quot;; IF([.AF6]&gt;=0.69; &quot;D+&quot;; IF([.AF6]&gt;=0.66;&quot;D&quot;; IF([.AF6]&gt;=0.63; &quot;D-&quot;; &quot;F&quot;))))))))))))" office:value-type="string" office:string-value="B+">
            <text:p>B+</text:p>
          </table:table-cell>
          <table:table-cell table:style-name="ce17" table:formula="of:=IF([.AF6]&gt;=0.9875;&quot;A+&quot;;  IF([.AF6]&gt;=0.94; &quot;A&quot;; IF([.AF6]&gt;=0.9; &quot;A-&quot;; IF([.AF6]&gt;=0.87; &quot;B+&quot;; IF([.AF6]&gt;=0.84;&quot;B&quot;; IF([.AF6]&gt;=0.8; &quot;B-&quot;; IF([.AF6]&gt;=0.77; &quot;C+&quot;; IF([.AF6]&gt;=0.74;&quot;C&quot;; IF([.AF6]&gt;=0.7; &quot;C-&quot;; IF([.AF6]&gt;=0.67; &quot;D+&quot;; IF([.AF6]&gt;=0.64;&quot;D&quot;; IF([.AF6]&gt;=0.6; &quot;D-&quot;; &quot;F&quot;))))))))))))" office:value-type="string" office:string-value="A-">
            <text:p>A-</text:p>
          </table:table-cell>
          <table:table-cell table:style-name="ce6" table:formula="of:=VLOOKUP([.AG6]; [.$AO$2:.$AP$14]; 2; 0)" office:value-type="float" office:value="3.3">
            <text:p>3.3</text:p>
          </table:table-cell>
          <table:table-cell table:style-name="ce6" table:formula="of:=VLOOKUP([.AH6]; [.$AO$2:.$AP$14]; 2; 0)" office:value-type="float" office:value="3.7">
            <text:p>3.7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athal Chafee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table:number-columns-repeated="3" office:value-type="string">
            <text:p>A</text:p>
          </table:table-cell>
          <table:table-cell table:style-name="ce8" table:formula="of:=(SUM(VLOOKUP([.B7]; [.$AL$2:.$AM$14]; 2; 0); VLOOKUP([.C7]; [.$AL$2:.$AM$14]; 2; 0); VLOOKUP([.D7]; [.$AL$2:.$AM$14]; 2; 0); VLOOKUP([.E7]; [.$AL$2:.$AM$14]; 2; 0); VLOOKUP([.F7]; [.$AL$2:.$AM$14]; 2; 0); VLOOKUP([.G7];[.$AL$2:.$AM$14]; 2; 0); VLOOKUP([.H7]; [.$AL$2:.$AM$14]; 2; 0); VLOOKUP([.I7]; [.$AL$2:.$AM$14]; 2; 0);  VLOOKUP([.J7]; [.$AL$2:.$AM$14]; 2; 0); VLOOKUP([.K7]; [.$AL$2:.$AM$14]; 2; 0); VLOOKUP([.L7]; [.$AL$2:.$AM$14]; 2; 0); VLOOKUP([.M7]; [.$AL$2:.$AM$14]; 2; 0)))/1200*0.6" office:value-type="float" office:value="0.5315">
            <text:p>0.53150</text:p>
          </table:table-cell>
          <table:table-cell/>
          <table:table-cell table:style-name="ce5" office:value-type="float" office:value="70">
            <text:p>70</text:p>
          </table:table-cell>
          <table:table-cell table:style-name="ce8" table:formula="of:=[.P7]/80*0.1" office:value-type="float" office:value="0.0875">
            <text:p>0.0875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8" table:formula="of:=SUM(VLOOKUP([.S7]; [.$AL$2:.$AM$14]; 2; 0); VLOOKUP([.T7]; [.$AL$2:.$AM$14]; 2; 0))/200*0.05" office:value-type="float" office:value="0.04375">
            <text:p>0.04375</text:p>
          </table:table-cell>
          <table:table-cell/>
          <table:table-cell table:style-name="ce5" office:value-type="string">
            <text:p>B</text:p>
          </table:table-cell>
          <table:table-cell table:style-name="ce8" table:formula="of:=VLOOKUP([.W7]; [.$AL$2:.$AM$14]; 2; 0)/100*0.1" office:value-type="float" office:value="0.086">
            <text:p>0.08600</text:p>
          </table:table-cell>
          <table:table-cell/>
          <table:table-cell table:style-name="ce5" office:value-type="string">
            <text:p>B-</text:p>
          </table:table-cell>
          <table:table-cell table:style-name="ce8" table:formula="of:=VLOOKUP([.Z7]; [.$AL$2:.$AM$14]; 2; 0)/100*0.1" office:value-type="float" office:value="0.083">
            <text:p>0.08300</text:p>
          </table:table-cell>
          <table:table-cell/>
          <table:table-cell office:value-type="float" office:value="100">
            <text:p>100</text:p>
          </table:table-cell>
          <table:table-cell table:formula="of:=MIN([.AC7]; 120) / 120 * 0.05" office:value-type="float" office:value="0.0416666666666667">
            <text:p>0.04167</text:p>
          </table:table-cell>
          <table:table-cell/>
          <table:table-cell table:style-name="ce14" table:formula="of:=[.N7] + [.Q7] + [.U7] + [.X7] + [.AA7] + [.AD7]" office:value-type="float" office:value="0.873416666666667">
            <text:p>0.87342</text:p>
          </table:table-cell>
          <table:table-cell table:formula="of:=IF([.AF7]&gt;=0.9875;&quot;A+&quot;;  IF([.AF7]&gt;=0.96; &quot;A&quot;; IF([.AF7]&gt;=0.93; &quot;A-&quot;; IF([.AF7]&gt;=0.89; &quot;B+&quot;; IF([.AF7]&gt;=0.86;&quot;B&quot;; IF([.AF7]&gt;=0.83; &quot;B-&quot;; IF([.AF7]&gt;=79; &quot;C+&quot;; IF([.AF7]&gt;=0.76;&quot;C&quot;; IF([.AF7]&gt;=0.73; &quot;C-&quot;; IF([.AF7]&gt;=0.69; &quot;D+&quot;; IF([.AF7]&gt;=0.66;&quot;D&quot;; IF([.AF7]&gt;=0.63; &quot;D-&quot;; &quot;F&quot;))))))))))))" office:value-type="string" office:string-value="B">
            <text:p>B</text:p>
          </table:table-cell>
          <table:table-cell table:style-name="ce17" table:formula="of:=IF([.AF7]&gt;=0.9875;&quot;A+&quot;;  IF([.AF7]&gt;=0.94; &quot;A&quot;; IF([.AF7]&gt;=0.9; &quot;A-&quot;; IF([.AF7]&gt;=0.87; &quot;B+&quot;; IF([.AF7]&gt;=0.84;&quot;B&quot;; IF([.AF7]&gt;=0.8; &quot;B-&quot;; IF([.AF7]&gt;=0.77; &quot;C+&quot;; IF([.AF7]&gt;=0.74;&quot;C&quot;; IF([.AF7]&gt;=0.7; &quot;C-&quot;; IF([.AF7]&gt;=0.67; &quot;D+&quot;; IF([.AF7]&gt;=0.64;&quot;D&quot;; IF([.AF7]&gt;=0.6; &quot;D-&quot;; &quot;F&quot;))))))))))))" office:value-type="string" office:string-value="B+">
            <text:p>B+</text:p>
          </table:table-cell>
          <table:table-cell table:style-name="ce6" table:formula="of:=VLOOKUP([.AG7]; [.$AO$2:.$AP$14]; 2; 0)" office:value-type="float" office:value="3">
            <text:p>3</text:p>
          </table:table-cell>
          <table:table-cell table:style-name="ce6" table:formula="of:=VLOOKUP([.AH7]; [.$AO$2:.$AP$14]; 2; 0)" office:value-type="float" office:value="3.3">
            <text:p>3.3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4" office:value-type="string">
            <text:p>B</text:p>
          </table:table-cell>
          <table:table-cell table:number-columns-repeated="3" office:value-type="string">
            <text:p>A</text:p>
          </table:table-cell>
          <table:table-cell table:style-name="ce8" table:formula="of:=(SUM(VLOOKUP([.B8]; [.$AL$2:.$AM$14]; 2; 0); VLOOKUP([.C8]; [.$AL$2:.$AM$14]; 2; 0); VLOOKUP([.D8]; [.$AL$2:.$AM$14]; 2; 0); VLOOKUP([.E8]; [.$AL$2:.$AM$14]; 2; 0); VLOOKUP([.F8]; [.$AL$2:.$AM$14]; 2; 0); VLOOKUP([.G8];[.$AL$2:.$AM$14]; 2; 0); VLOOKUP([.H8]; [.$AL$2:.$AM$14]; 2; 0); VLOOKUP([.I8]; [.$AL$2:.$AM$14]; 2; 0);  VLOOKUP([.J8]; [.$AL$2:.$AM$14]; 2; 0); VLOOKUP([.K8]; [.$AL$2:.$AM$14]; 2; 0); VLOOKUP([.L8]; [.$AL$2:.$AM$14]; 2; 0); VLOOKUP([.M8]; [.$AL$2:.$AM$14]; 2; 0)))/1200*0.6" office:value-type="float" office:value="0.5345">
            <text:p>0.53450</text:p>
          </table:table-cell>
          <table:table-cell/>
          <table:table-cell table:style-name="ce5" office:value-type="float" office:value="67">
            <text:p>67</text:p>
          </table:table-cell>
          <table:table-cell table:style-name="ce8" table:formula="of:=[.P8]/80*0.1" office:value-type="float" office:value="0.08375">
            <text:p>0.08375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B+</text:p>
          </table:table-cell>
          <table:table-cell table:style-name="ce8" table:formula="of:=SUM(VLOOKUP([.S8]; [.$AL$2:.$AM$14]; 2; 0); VLOOKUP([.T8]; [.$AL$2:.$AM$14]; 2; 0))/200*0.05" office:value-type="float" office:value="0.043">
            <text:p>0.04300</text:p>
          </table:table-cell>
          <table:table-cell/>
          <table:table-cell table:style-name="ce5" office:value-type="string">
            <text:p>B</text:p>
          </table:table-cell>
          <table:table-cell table:style-name="ce8" table:formula="of:=VLOOKUP([.W8]; [.$AL$2:.$AM$14]; 2; 0)/100*0.1" office:value-type="float" office:value="0.086">
            <text:p>0.08600</text:p>
          </table:table-cell>
          <table:table-cell/>
          <table:table-cell table:style-name="ce5" office:value-type="string">
            <text:p>B+</text:p>
          </table:table-cell>
          <table:table-cell table:style-name="ce8" table:formula="of:=VLOOKUP([.Z8]; [.$AL$2:.$AM$14]; 2; 0)/100*0.1" office:value-type="float" office:value="0.089">
            <text:p>0.08900</text:p>
          </table:table-cell>
          <table:table-cell/>
          <table:table-cell office:value-type="float" office:value="90">
            <text:p>90</text:p>
          </table:table-cell>
          <table:table-cell table:formula="of:=MIN([.AC8]; 120) / 120 * 0.05" office:value-type="float" office:value="0.0375">
            <text:p>0.03750</text:p>
          </table:table-cell>
          <table:table-cell/>
          <table:table-cell table:style-name="ce14" table:formula="of:=[.N8] + [.Q8] + [.U8] + [.X8] + [.AA8] + [.AD8]" office:value-type="float" office:value="0.87375">
            <text:p>0.87375</text:p>
          </table:table-cell>
          <table:table-cell table:formula="of:=IF([.AF8]&gt;=0.9875;&quot;A+&quot;;  IF([.AF8]&gt;=0.96; &quot;A&quot;; IF([.AF8]&gt;=0.93; &quot;A-&quot;; IF([.AF8]&gt;=0.89; &quot;B+&quot;; IF([.AF8]&gt;=0.86;&quot;B&quot;; IF([.AF8]&gt;=0.83; &quot;B-&quot;; IF([.AF8]&gt;=79; &quot;C+&quot;; IF([.AF8]&gt;=0.76;&quot;C&quot;; IF([.AF8]&gt;=0.73; &quot;C-&quot;; IF([.AF8]&gt;=0.69; &quot;D+&quot;; IF([.AF8]&gt;=0.66;&quot;D&quot;; IF([.AF8]&gt;=0.63; &quot;D-&quot;; &quot;F&quot;))))))))))))" office:value-type="string" office:string-value="B">
            <text:p>B</text:p>
          </table:table-cell>
          <table:table-cell table:style-name="ce17" table:formula="of:=IF([.AF8]&gt;=0.9875;&quot;A+&quot;;  IF([.AF8]&gt;=0.94; &quot;A&quot;; IF([.AF8]&gt;=0.9; &quot;A-&quot;; IF([.AF8]&gt;=0.87; &quot;B+&quot;; IF([.AF8]&gt;=0.84;&quot;B&quot;; IF([.AF8]&gt;=0.8; &quot;B-&quot;; IF([.AF8]&gt;=0.77; &quot;C+&quot;; IF([.AF8]&gt;=0.74;&quot;C&quot;; IF([.AF8]&gt;=0.7; &quot;C-&quot;; IF([.AF8]&gt;=0.67; &quot;D+&quot;; IF([.AF8]&gt;=0.64;&quot;D&quot;; IF([.AF8]&gt;=0.6; &quot;D-&quot;; &quot;F&quot;))))))))))))" office:value-type="string" office:string-value="B+">
            <text:p>B+</text:p>
          </table:table-cell>
          <table:table-cell table:style-name="ce6" table:formula="of:=VLOOKUP([.AG8]; [.$AO$2:.$AP$14]; 2; 0)" office:value-type="float" office:value="3">
            <text:p>3</text:p>
          </table:table-cell>
          <table:table-cell table:style-name="ce6" table:formula="of:=VLOOKUP([.AH8]; [.$AO$2:.$AP$14]; 2; 0)" office:value-type="float" office:value="3.3">
            <text:p>3.3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hristopher Couvillon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6" office:value-type="string">
            <text:p>F</text:p>
          </table:table-cell>
          <table:table-cell office:value-type="string">
            <text:p>C</text:p>
          </table:table-cell>
          <table:table-cell table:number-columns-repeated="3" office:value-type="string">
            <text:p>F</text:p>
          </table:table-cell>
          <table:table-cell table:style-name="ce8" table:formula="of:=(SUM(VLOOKUP([.B9]; [.$AL$2:.$AM$14]; 2; 0); VLOOKUP([.C9]; [.$AL$2:.$AM$14]; 2; 0); VLOOKUP([.D9]; [.$AL$2:.$AM$14]; 2; 0); VLOOKUP([.E9]; [.$AL$2:.$AM$14]; 2; 0); VLOOKUP([.F9]; [.$AL$2:.$AM$14]; 2; 0); VLOOKUP([.G9];[.$AL$2:.$AM$14]; 2; 0); VLOOKUP([.H9]; [.$AL$2:.$AM$14]; 2; 0); VLOOKUP([.I9]; [.$AL$2:.$AM$14]; 2; 0);  VLOOKUP([.J9]; [.$AL$2:.$AM$14]; 2; 0); VLOOKUP([.K9]; [.$AL$2:.$AM$14]; 2; 0); VLOOKUP([.L9]; [.$AL$2:.$AM$14]; 2; 0); VLOOKUP([.M9]; [.$AL$2:.$AM$14]; 2; 0)))/1200*0.6" office:value-type="float" office:value="0.1125">
            <text:p>0.11250</text:p>
          </table:table-cell>
          <table:table-cell/>
          <table:table-cell table:style-name="ce5" office:value-type="float" office:value="0">
            <text:p>0</text:p>
          </table:table-cell>
          <table:table-cell table:style-name="ce8" table:formula="of:=[.P9]/80*0.1" office:value-type="float" office:value="0">
            <text:p>0.00000</text:p>
          </table:table-cell>
          <table:table-cell/>
          <table:table-cell table:style-name="ce5" office:value-type="string">
            <text:p>C-</text:p>
          </table:table-cell>
          <table:table-cell table:style-name="ce5" office:value-type="string">
            <text:p>F</text:p>
          </table:table-cell>
          <table:table-cell table:style-name="ce8" table:formula="of:=SUM(VLOOKUP([.S9]; [.$AL$2:.$AM$14]; 2; 0); VLOOKUP([.T9]; [.$AL$2:.$AM$14]; 2; 0))/200*0.05" office:value-type="float" office:value="0.01825">
            <text:p>0.01825</text:p>
          </table:table-cell>
          <table:table-cell/>
          <table:table-cell table:style-name="ce5" office:value-type="string">
            <text:p>F</text:p>
          </table:table-cell>
          <table:table-cell table:style-name="ce8" table:formula="of:=VLOOKUP([.W9]; [.$AL$2:.$AM$14]; 2; 0)/100*0.1" office:value-type="float" office:value="0">
            <text:p>0.00000</text:p>
          </table:table-cell>
          <table:table-cell/>
          <table:table-cell table:style-name="ce5" office:value-type="string">
            <text:p>F</text:p>
          </table:table-cell>
          <table:table-cell table:style-name="ce8" table:formula="of:=VLOOKUP([.Z9]; [.$AL$2:.$AM$14]; 2; 0)/100*0.1" office:value-type="float" office:value="0">
            <text:p>0.00000</text:p>
          </table:table-cell>
          <table:table-cell/>
          <table:table-cell office:value-type="float" office:value="0">
            <text:p>0</text:p>
          </table:table-cell>
          <table:table-cell table:formula="of:=MIN([.AC9]; 120) / 120 * 0.05" office:value-type="float" office:value="0">
            <text:p>0.00000</text:p>
          </table:table-cell>
          <table:table-cell/>
          <table:table-cell table:style-name="ce14" table:formula="of:=[.N9] + [.Q9] + [.U9] + [.X9] + [.AA9] + [.AD9]" office:value-type="float" office:value="0.13075">
            <text:p>0.13075</text:p>
          </table:table-cell>
          <table:table-cell table:formula="of:=IF([.AF9]&gt;=0.9875;&quot;A+&quot;;  IF([.AF9]&gt;=0.96; &quot;A&quot;; IF([.AF9]&gt;=0.93; &quot;A-&quot;; IF([.AF9]&gt;=0.89; &quot;B+&quot;; IF([.AF9]&gt;=0.86;&quot;B&quot;; IF([.AF9]&gt;=0.83; &quot;B-&quot;; IF([.AF9]&gt;=79; &quot;C+&quot;; IF([.AF9]&gt;=0.76;&quot;C&quot;; IF([.AF9]&gt;=0.73; &quot;C-&quot;; IF([.AF9]&gt;=0.69; &quot;D+&quot;; IF([.AF9]&gt;=0.66;&quot;D&quot;; IF([.AF9]&gt;=0.63; &quot;D-&quot;; &quot;F&quot;))))))))))))" office:value-type="string" office:string-value="F">
            <text:p>F</text:p>
          </table:table-cell>
          <table:table-cell table:style-name="ce17" table:formula="of:=IF([.AF9]&gt;=0.9875;&quot;A+&quot;;  IF([.AF9]&gt;=0.94; &quot;A&quot;; IF([.AF9]&gt;=0.9; &quot;A-&quot;; IF([.AF9]&gt;=0.87; &quot;B+&quot;; IF([.AF9]&gt;=0.84;&quot;B&quot;; IF([.AF9]&gt;=0.8; &quot;B-&quot;; IF([.AF9]&gt;=0.77; &quot;C+&quot;; IF([.AF9]&gt;=0.74;&quot;C&quot;; IF([.AF9]&gt;=0.7; &quot;C-&quot;; IF([.AF9]&gt;=0.67; &quot;D+&quot;; IF([.AF9]&gt;=0.64;&quot;D&quot;; IF([.AF9]&gt;=0.6; &quot;D-&quot;; &quot;F&quot;))))))))))))" office:value-type="string" office:string-value="F">
            <text:p>F</text:p>
          </table:table-cell>
          <table:table-cell table:style-name="ce6" table:formula="of:=VLOOKUP([.AG9]; [.$AO$2:.$AP$14]; 2; 0)" office:value-type="float" office:value="0">
            <text:p>0</text:p>
          </table:table-cell>
          <table:table-cell table:style-name="ce6" table:formula="of:=VLOOKUP([.AH9]; [.$AO$2:.$AP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Nathaniel Grandelis</text:p>
          </table:table-cell>
          <table:table-cell office:value-type="string">
            <text:p>B+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C</text:p>
          </table:table-cell>
          <table:table-cell office:value-type="string">
            <text:p>A-</text:p>
          </table:table-cell>
          <table:table-cell table:number-columns-repeated="4"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style-name="ce8" table:formula="of:=(SUM(VLOOKUP([.B10]; [.$AL$2:.$AM$14]; 2; 0); VLOOKUP([.C10]; [.$AL$2:.$AM$14]; 2; 0); VLOOKUP([.D10]; [.$AL$2:.$AM$14]; 2; 0); VLOOKUP([.E10]; [.$AL$2:.$AM$14]; 2; 0); VLOOKUP([.F10]; [.$AL$2:.$AM$14]; 2; 0); VLOOKUP([.G10];[.$AL$2:.$AM$14]; 2; 0); VLOOKUP([.H10]; [.$AL$2:.$AM$14]; 2; 0); VLOOKUP([.I10]; [.$AL$2:.$AM$14]; 2; 0);  VLOOKUP([.J10]; [.$AL$2:.$AM$14]; 2; 0); VLOOKUP([.K10]; [.$AL$2:.$AM$14]; 2; 0); VLOOKUP([.L10]; [.$AL$2:.$AM$14]; 2; 0); VLOOKUP([.M10]; [.$AL$2:.$AM$14]; 2; 0)))/1200*0.6" office:value-type="float" office:value="0.4795">
            <text:p>0.47950</text:p>
          </table:table-cell>
          <table:table-cell/>
          <table:table-cell table:style-name="ce5" office:value-type="float" office:value="70">
            <text:p>70</text:p>
          </table:table-cell>
          <table:table-cell table:style-name="ce8" table:formula="of:=[.P10]/80*0.1" office:value-type="float" office:value="0.0875">
            <text:p>0.0875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B+</text:p>
          </table:table-cell>
          <table:table-cell table:style-name="ce8" table:formula="of:=SUM(VLOOKUP([.S10]; [.$AL$2:.$AM$14]; 2; 0); VLOOKUP([.T10]; [.$AL$2:.$AM$14]; 2; 0))/200*0.05" office:value-type="float" office:value="0.043">
            <text:p>0.04300</text:p>
          </table:table-cell>
          <table:table-cell/>
          <table:table-cell table:style-name="ce5" office:value-type="string">
            <text:p>B</text:p>
          </table:table-cell>
          <table:table-cell table:style-name="ce8" table:formula="of:=VLOOKUP([.W10]; [.$AL$2:.$AM$14]; 2; 0)/100*0.1" office:value-type="float" office:value="0.086">
            <text:p>0.08600</text:p>
          </table:table-cell>
          <table:table-cell/>
          <table:table-cell table:style-name="ce5" office:value-type="string">
            <text:p>B-</text:p>
          </table:table-cell>
          <table:table-cell table:style-name="ce8" table:formula="of:=VLOOKUP([.Z10]; [.$AL$2:.$AM$14]; 2; 0)/100*0.1" office:value-type="float" office:value="0.083">
            <text:p>0.08300</text:p>
          </table:table-cell>
          <table:table-cell/>
          <table:table-cell office:value-type="float" office:value="0">
            <text:p>0</text:p>
          </table:table-cell>
          <table:table-cell table:formula="of:=MIN([.AC10]; 120) / 120 * 0.05" office:value-type="float" office:value="0">
            <text:p>0.00000</text:p>
          </table:table-cell>
          <table:table-cell/>
          <table:table-cell table:style-name="ce14" table:formula="of:=[.N10] + [.Q10] + [.U10] + [.X10] + [.AA10] + [.AD10]" office:value-type="float" office:value="0.779">
            <text:p>0.77900</text:p>
          </table:table-cell>
          <table:table-cell table:formula="of:=IF([.AF10]&gt;=0.9875;&quot;A+&quot;;  IF([.AF10]&gt;=0.96; &quot;A&quot;; IF([.AF10]&gt;=0.93; &quot;A-&quot;; IF([.AF10]&gt;=0.89; &quot;B+&quot;; IF([.AF10]&gt;=0.86;&quot;B&quot;; IF([.AF10]&gt;=0.83; &quot;B-&quot;; IF([.AF10]&gt;=79; &quot;C+&quot;; IF([.AF10]&gt;=0.76;&quot;C&quot;; IF([.AF10]&gt;=0.73; &quot;C-&quot;; IF([.AF10]&gt;=0.69; &quot;D+&quot;; IF([.AF10]&gt;=0.66;&quot;D&quot;; IF([.AF10]&gt;=0.63; &quot;D-&quot;; &quot;F&quot;))))))))))))" office:value-type="string" office:string-value="C">
            <text:p>C</text:p>
          </table:table-cell>
          <table:table-cell table:style-name="ce17" table:formula="of:=IF([.AF10]&gt;=0.9875;&quot;A+&quot;;  IF([.AF10]&gt;=0.94; &quot;A&quot;; IF([.AF10]&gt;=0.9; &quot;A-&quot;; IF([.AF10]&gt;=0.87; &quot;B+&quot;; IF([.AF10]&gt;=0.84;&quot;B&quot;; IF([.AF10]&gt;=0.8; &quot;B-&quot;; IF([.AF10]&gt;=0.77; &quot;C+&quot;; IF([.AF10]&gt;=0.74;&quot;C&quot;; IF([.AF10]&gt;=0.7; &quot;C-&quot;; IF([.AF10]&gt;=0.67; &quot;D+&quot;; IF([.AF10]&gt;=0.64;&quot;D&quot;; IF([.AF10]&gt;=0.6; &quot;D-&quot;; &quot;F&quot;))))))))))))" office:value-type="string" office:string-value="C+">
            <text:p>C+</text:p>
          </table:table-cell>
          <table:table-cell table:style-name="ce6" table:formula="of:=VLOOKUP([.AG10]; [.$AO$2:.$AP$14]; 2; 0)" office:value-type="float" office:value="2">
            <text:p>2</text:p>
          </table:table-cell>
          <table:table-cell table:style-name="ce6" table:formula="of:=VLOOKUP([.AH10]; [.$AO$2:.$AP$14]; 2; 0)" office:value-type="float" office:value="2.3">
            <text:p>2.3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homas Manning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number-columns-repeated="2" office:value-type="string">
            <text:p>A-</text:p>
          </table:table-cell>
          <table:table-cell table:number-columns-repeated="4" office:value-type="string">
            <text:p>A</text:p>
          </table:table-cell>
          <table:table-cell office:value-type="string">
            <text:p>A-</text:p>
          </table:table-cell>
          <table:table-cell table:style-name="ce8" table:formula="of:=(SUM(VLOOKUP([.B11]; [.$AL$2:.$AM$14]; 2; 0); VLOOKUP([.C11]; [.$AL$2:.$AM$14]; 2; 0); VLOOKUP([.D11]; [.$AL$2:.$AM$14]; 2; 0); VLOOKUP([.E11]; [.$AL$2:.$AM$14]; 2; 0); VLOOKUP([.F11]; [.$AL$2:.$AM$14]; 2; 0); VLOOKUP([.G11];[.$AL$2:.$AM$14]; 2; 0); VLOOKUP([.H11]; [.$AL$2:.$AM$14]; 2; 0); VLOOKUP([.I11]; [.$AL$2:.$AM$14]; 2; 0);  VLOOKUP([.J11]; [.$AL$2:.$AM$14]; 2; 0); VLOOKUP([.K11]; [.$AL$2:.$AM$14]; 2; 0); VLOOKUP([.L11]; [.$AL$2:.$AM$14]; 2; 0); VLOOKUP([.M11]; [.$AL$2:.$AM$14]; 2; 0)))/1200*0.6" office:value-type="float" office:value="0.5465">
            <text:p>0.54650</text:p>
          </table:table-cell>
          <table:table-cell/>
          <table:table-cell table:style-name="ce5" office:value-type="float" office:value="76">
            <text:p>76</text:p>
          </table:table-cell>
          <table:table-cell table:style-name="ce8" table:formula="of:=[.P11]/80*0.1" office:value-type="float" office:value="0.095">
            <text:p>0.09500</text:p>
          </table:table-cell>
          <table:table-cell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8" table:formula="of:=SUM(VLOOKUP([.S11]; [.$AL$2:.$AM$14]; 2; 0); VLOOKUP([.T11]; [.$AL$2:.$AM$14]; 2; 0))/200*0.05" office:value-type="float" office:value="0.04625">
            <text:p>0.04625</text:p>
          </table:table-cell>
          <table:table-cell/>
          <table:table-cell table:style-name="ce5" office:value-type="string">
            <text:p>A</text:p>
          </table:table-cell>
          <table:table-cell table:style-name="ce8" table:formula="of:=VLOOKUP([.W11]; [.$AL$2:.$AM$14]; 2; 0)/100*0.1" office:value-type="float" office:value="0.096">
            <text:p>0.09600</text:p>
          </table:table-cell>
          <table:table-cell/>
          <table:table-cell table:style-name="ce5" office:value-type="string">
            <text:p>B+</text:p>
          </table:table-cell>
          <table:table-cell table:style-name="ce8" table:formula="of:=VLOOKUP([.Z11]; [.$AL$2:.$AM$14]; 2; 0)/100*0.1" office:value-type="float" office:value="0.089">
            <text:p>0.08900</text:p>
          </table:table-cell>
          <table:table-cell/>
          <table:table-cell office:value-type="float" office:value="105">
            <text:p>105</text:p>
          </table:table-cell>
          <table:table-cell table:formula="of:=MIN([.AC11]; 120) / 120 * 0.05" office:value-type="float" office:value="0.04375">
            <text:p>0.04375</text:p>
          </table:table-cell>
          <table:table-cell/>
          <table:table-cell table:style-name="ce14" table:formula="of:=[.N11] + [.Q11] + [.U11] + [.X11] + [.AA11] + [.AD11]" office:value-type="float" office:value="0.9165">
            <text:p>0.91650</text:p>
          </table:table-cell>
          <table:table-cell table:formula="of:=IF([.AF11]&gt;=0.9875;&quot;A+&quot;;  IF([.AF11]&gt;=0.96; &quot;A&quot;; IF([.AF11]&gt;=0.93; &quot;A-&quot;; IF([.AF11]&gt;=0.89; &quot;B+&quot;; IF([.AF11]&gt;=0.86;&quot;B&quot;; IF([.AF11]&gt;=0.83; &quot;B-&quot;; IF([.AF11]&gt;=79; &quot;C+&quot;; IF([.AF11]&gt;=0.76;&quot;C&quot;; IF([.AF11]&gt;=0.73; &quot;C-&quot;; IF([.AF11]&gt;=0.69; &quot;D+&quot;; IF([.AF11]&gt;=0.66;&quot;D&quot;; IF([.AF11]&gt;=0.63; &quot;D-&quot;; &quot;F&quot;))))))))))))" office:value-type="string" office:string-value="B+">
            <text:p>B+</text:p>
          </table:table-cell>
          <table:table-cell table:style-name="ce17" table:formula="of:=IF([.AF11]&gt;=0.9875;&quot;A+&quot;;  IF([.AF11]&gt;=0.94; &quot;A&quot;; IF([.AF11]&gt;=0.9; &quot;A-&quot;; IF([.AF11]&gt;=0.87; &quot;B+&quot;; IF([.AF11]&gt;=0.84;&quot;B&quot;; IF([.AF11]&gt;=0.8; &quot;B-&quot;; IF([.AF11]&gt;=0.77; &quot;C+&quot;; IF([.AF11]&gt;=0.74;&quot;C&quot;; IF([.AF11]&gt;=0.7; &quot;C-&quot;; IF([.AF11]&gt;=0.67; &quot;D+&quot;; IF([.AF11]&gt;=0.64;&quot;D&quot;; IF([.AF11]&gt;=0.6; &quot;D-&quot;; &quot;F&quot;))))))))))))" office:value-type="string" office:string-value="A-">
            <text:p>A-</text:p>
          </table:table-cell>
          <table:table-cell table:style-name="ce6" table:formula="of:=VLOOKUP([.AG11]; [.$AO$2:.$AP$14]; 2; 0)" office:value-type="float" office:value="3.3">
            <text:p>3.3</text:p>
          </table:table-cell>
          <table:table-cell table:style-name="ce6" table:formula="of:=VLOOKUP([.AH11]; [.$AO$2:.$AP$14]; 2; 0)" office:value-type="float" office:value="3.7">
            <text:p>3.7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oman Nardone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table:number-columns-repeated="3"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table:number-columns-repeated="3" office:value-type="string">
            <text:p>B+</text:p>
          </table:table-cell>
          <table:table-cell table:style-name="ce8" table:formula="of:=(SUM(VLOOKUP([.B12]; [.$AL$2:.$AM$14]; 2; 0); VLOOKUP([.C12]; [.$AL$2:.$AM$14]; 2; 0); VLOOKUP([.D12]; [.$AL$2:.$AM$14]; 2; 0); VLOOKUP([.E12]; [.$AL$2:.$AM$14]; 2; 0); VLOOKUP([.F12]; [.$AL$2:.$AM$14]; 2; 0); VLOOKUP([.G12];[.$AL$2:.$AM$14]; 2; 0); VLOOKUP([.H12]; [.$AL$2:.$AM$14]; 2; 0); VLOOKUP([.I12]; [.$AL$2:.$AM$14]; 2; 0);  VLOOKUP([.J12]; [.$AL$2:.$AM$14]; 2; 0); VLOOKUP([.K12]; [.$AL$2:.$AM$14]; 2; 0); VLOOKUP([.L12]; [.$AL$2:.$AM$14]; 2; 0); VLOOKUP([.M12]; [.$AL$2:.$AM$14]; 2; 0)))/1200*0.6" office:value-type="float" office:value="0.5095">
            <text:p>0.50950</text:p>
          </table:table-cell>
          <table:table-cell/>
          <table:table-cell table:style-name="ce5" office:value-type="float" office:value="68">
            <text:p>68</text:p>
          </table:table-cell>
          <table:table-cell table:style-name="ce8" table:formula="of:=[.P12]/80*0.1" office:value-type="float" office:value="0.085">
            <text:p>0.085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8" table:formula="of:=SUM(VLOOKUP([.S12]; [.$AL$2:.$AM$14]; 2; 0); VLOOKUP([.T12]; [.$AL$2:.$AM$14]; 2; 0))/200*0.05" office:value-type="float" office:value="0.043">
            <text:p>0.04300</text:p>
          </table:table-cell>
          <table:table-cell/>
          <table:table-cell table:style-name="ce5" office:value-type="string">
            <text:p>A-</text:p>
          </table:table-cell>
          <table:table-cell table:style-name="ce8" table:formula="of:=VLOOKUP([.W12]; [.$AL$2:.$AM$14]; 2; 0)/100*0.1" office:value-type="float" office:value="0.093">
            <text:p>0.09300</text:p>
          </table:table-cell>
          <table:table-cell/>
          <table:table-cell table:style-name="ce5" office:value-type="string">
            <text:p>B</text:p>
          </table:table-cell>
          <table:table-cell table:style-name="ce8" table:formula="of:=VLOOKUP([.Z12]; [.$AL$2:.$AM$14]; 2; 0)/100*0.1" office:value-type="float" office:value="0.086">
            <text:p>0.08600</text:p>
          </table:table-cell>
          <table:table-cell/>
          <table:table-cell office:value-type="float" office:value="125">
            <text:p>125</text:p>
          </table:table-cell>
          <table:table-cell table:formula="of:=MIN([.AC12]; 120) / 120 * 0.05" office:value-type="float" office:value="0.05">
            <text:p>0.05000</text:p>
          </table:table-cell>
          <table:table-cell/>
          <table:table-cell table:style-name="ce14" table:formula="of:=[.N12] + [.Q12] + [.U12] + [.X12] + [.AA12] + [.AD12]" office:value-type="float" office:value="0.8665">
            <text:p>0.86650</text:p>
          </table:table-cell>
          <table:table-cell table:formula="of:=IF([.AF12]&gt;=0.9875;&quot;A+&quot;;  IF([.AF12]&gt;=0.96; &quot;A&quot;; IF([.AF12]&gt;=0.93; &quot;A-&quot;; IF([.AF12]&gt;=0.89; &quot;B+&quot;; IF([.AF12]&gt;=0.86;&quot;B&quot;; IF([.AF12]&gt;=0.83; &quot;B-&quot;; IF([.AF12]&gt;=79; &quot;C+&quot;; IF([.AF12]&gt;=0.76;&quot;C&quot;; IF([.AF12]&gt;=0.73; &quot;C-&quot;; IF([.AF12]&gt;=0.69; &quot;D+&quot;; IF([.AF12]&gt;=0.66;&quot;D&quot;; IF([.AF12]&gt;=0.63; &quot;D-&quot;; &quot;F&quot;))))))))))))" office:value-type="string" office:string-value="B">
            <text:p>B</text:p>
          </table:table-cell>
          <table:table-cell table:style-name="ce17" table:formula="of:=IF([.AF12]&gt;=0.9875;&quot;A+&quot;;  IF([.AF12]&gt;=0.94; &quot;A&quot;; IF([.AF12]&gt;=0.9; &quot;A-&quot;; IF([.AF12]&gt;=0.87; &quot;B+&quot;; IF([.AF12]&gt;=0.84;&quot;B&quot;; IF([.AF12]&gt;=0.8; &quot;B-&quot;; IF([.AF12]&gt;=0.77; &quot;C+&quot;; IF([.AF12]&gt;=0.74;&quot;C&quot;; IF([.AF12]&gt;=0.7; &quot;C-&quot;; IF([.AF12]&gt;=0.67; &quot;D+&quot;; IF([.AF12]&gt;=0.64;&quot;D&quot;; IF([.AF12]&gt;=0.6; &quot;D-&quot;; &quot;F&quot;))))))))))))" office:value-type="string" office:string-value="B">
            <text:p>B</text:p>
          </table:table-cell>
          <table:table-cell table:style-name="ce6" table:formula="of:=VLOOKUP([.AG12]; [.$AO$2:.$AP$14]; 2; 0)" office:value-type="float" office:value="3">
            <text:p>3</text:p>
          </table:table-cell>
          <table:table-cell table:style-name="ce6" table:formula="of:=VLOOKUP([.AH12]; [.$AO$2:.$AP$14]; 2; 0)" office:value-type="float" office:value="3">
            <text:p>3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Pugliese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8" table:formula="of:=(SUM(VLOOKUP([.B13]; [.$AL$2:.$AM$14]; 2; 0); VLOOKUP([.C13]; [.$AL$2:.$AM$14]; 2; 0); VLOOKUP([.D13]; [.$AL$2:.$AM$14]; 2; 0); VLOOKUP([.E13]; [.$AL$2:.$AM$14]; 2; 0); VLOOKUP([.F13]; [.$AL$2:.$AM$14]; 2; 0); VLOOKUP([.G13];[.$AL$2:.$AM$14]; 2; 0); VLOOKUP([.H13]; [.$AL$2:.$AM$14]; 2; 0); VLOOKUP([.I13]; [.$AL$2:.$AM$14]; 2; 0);  VLOOKUP([.J13]; [.$AL$2:.$AM$14]; 2; 0); VLOOKUP([.K13]; [.$AL$2:.$AM$14]; 2; 0); VLOOKUP([.L13]; [.$AL$2:.$AM$14]; 2; 0); VLOOKUP([.M13]; [.$AL$2:.$AM$14]; 2; 0)))/1200*0.6" office:value-type="float" office:value="0.5495">
            <text:p>0.54950</text:p>
          </table:table-cell>
          <table:table-cell/>
          <table:table-cell table:style-name="ce5" office:value-type="float" office:value="76">
            <text:p>76</text:p>
          </table:table-cell>
          <table:table-cell table:style-name="ce8" table:formula="of:=[.P13]/80*0.1" office:value-type="float" office:value="0.095">
            <text:p>0.095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8" table:formula="of:=SUM(VLOOKUP([.S13]; [.$AL$2:.$AM$14]; 2; 0); VLOOKUP([.T13]; [.$AL$2:.$AM$14]; 2; 0))/200*0.05" office:value-type="float" office:value="0.04475">
            <text:p>0.04475</text:p>
          </table:table-cell>
          <table:table-cell/>
          <table:table-cell table:style-name="ce5" office:value-type="string">
            <text:p>B+</text:p>
          </table:table-cell>
          <table:table-cell table:style-name="ce8" table:formula="of:=VLOOKUP([.W13]; [.$AL$2:.$AM$14]; 2; 0)/100*0.1" office:value-type="float" office:value="0.089">
            <text:p>0.08900</text:p>
          </table:table-cell>
          <table:table-cell/>
          <table:table-cell table:style-name="ce5" office:value-type="string">
            <text:p>A-</text:p>
          </table:table-cell>
          <table:table-cell table:style-name="ce8" table:formula="of:=VLOOKUP([.Z13]; [.$AL$2:.$AM$14]; 2; 0)/100*0.1" office:value-type="float" office:value="0.093">
            <text:p>0.09300</text:p>
          </table:table-cell>
          <table:table-cell/>
          <table:table-cell office:value-type="float" office:value="75">
            <text:p>75</text:p>
          </table:table-cell>
          <table:table-cell table:formula="of:=MIN([.AC13]; 120) / 120 * 0.05" office:value-type="float" office:value="0.03125">
            <text:p>0.03125</text:p>
          </table:table-cell>
          <table:table-cell/>
          <table:table-cell table:style-name="ce14" table:formula="of:=[.N13] + [.Q13] + [.U13] + [.X13] + [.AA13] + [.AD13]" office:value-type="float" office:value="0.9025">
            <text:p>0.90250</text:p>
          </table:table-cell>
          <table:table-cell table:formula="of:=IF([.AF13]&gt;=0.9875;&quot;A+&quot;;  IF([.AF13]&gt;=0.96; &quot;A&quot;; IF([.AF13]&gt;=0.93; &quot;A-&quot;; IF([.AF13]&gt;=0.89; &quot;B+&quot;; IF([.AF13]&gt;=0.86;&quot;B&quot;; IF([.AF13]&gt;=0.83; &quot;B-&quot;; IF([.AF13]&gt;=79; &quot;C+&quot;; IF([.AF13]&gt;=0.76;&quot;C&quot;; IF([.AF13]&gt;=0.73; &quot;C-&quot;; IF([.AF13]&gt;=0.69; &quot;D+&quot;; IF([.AF13]&gt;=0.66;&quot;D&quot;; IF([.AF13]&gt;=0.63; &quot;D-&quot;; &quot;F&quot;))))))))))))" office:value-type="string" office:string-value="B+">
            <text:p>B+</text:p>
          </table:table-cell>
          <table:table-cell table:style-name="ce17" table:formula="of:=IF([.AF13]&gt;=0.9875;&quot;A+&quot;;  IF([.AF13]&gt;=0.94; &quot;A&quot;; IF([.AF13]&gt;=0.9; &quot;A-&quot;; IF([.AF13]&gt;=0.87; &quot;B+&quot;; IF([.AF13]&gt;=0.84;&quot;B&quot;; IF([.AF13]&gt;=0.8; &quot;B-&quot;; IF([.AF13]&gt;=0.77; &quot;C+&quot;; IF([.AF13]&gt;=0.74;&quot;C&quot;; IF([.AF13]&gt;=0.7; &quot;C-&quot;; IF([.AF13]&gt;=0.67; &quot;D+&quot;; IF([.AF13]&gt;=0.64;&quot;D&quot;; IF([.AF13]&gt;=0.6; &quot;D-&quot;; &quot;F&quot;))))))))))))" office:value-type="string" office:string-value="A-">
            <text:p>A-</text:p>
          </table:table-cell>
          <table:table-cell table:style-name="ce6" table:formula="of:=VLOOKUP([.AG13]; [.$AO$2:.$AP$14]; 2; 0)" office:value-type="float" office:value="3.3">
            <text:p>3.3</text:p>
          </table:table-cell>
          <table:table-cell table:style-name="ce6" table:formula="of:=VLOOKUP([.AH13]; [.$AO$2:.$AP$14]; 2; 0)" office:value-type="float" office:value="3.7">
            <text:p>3.7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antonio Shand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8" table:formula="of:=(SUM(VLOOKUP([.B14]; [.$AL$2:.$AM$14]; 2; 0); VLOOKUP([.C14]; [.$AL$2:.$AM$14]; 2; 0); VLOOKUP([.D14]; [.$AL$2:.$AM$14]; 2; 0); VLOOKUP([.E14]; [.$AL$2:.$AM$14]; 2; 0); VLOOKUP([.F14]; [.$AL$2:.$AM$14]; 2; 0); VLOOKUP([.G14];[.$AL$2:.$AM$14]; 2; 0); VLOOKUP([.H14]; [.$AL$2:.$AM$14]; 2; 0); VLOOKUP([.I14]; [.$AL$2:.$AM$14]; 2; 0);  VLOOKUP([.J14]; [.$AL$2:.$AM$14]; 2; 0); VLOOKUP([.K14]; [.$AL$2:.$AM$14]; 2; 0); VLOOKUP([.L14]; [.$AL$2:.$AM$14]; 2; 0); VLOOKUP([.M14]; [.$AL$2:.$AM$14]; 2; 0)))/1200*0.6" office:value-type="float" office:value="0.475">
            <text:p>0.47500</text:p>
          </table:table-cell>
          <table:table-cell/>
          <table:table-cell table:style-name="ce5" office:value-type="float" office:value="61">
            <text:p>61</text:p>
          </table:table-cell>
          <table:table-cell table:style-name="ce8" table:formula="of:=[.P14]/80*0.1" office:value-type="float" office:value="0.07625">
            <text:p>0.07625</text:p>
          </table:table-cell>
          <table:table-cell/>
          <table:table-cell table:style-name="ce5" office:value-type="string">
            <text:p>C+</text:p>
          </table:table-cell>
          <table:table-cell table:style-name="ce5" office:value-type="string">
            <text:p>C</text:p>
          </table:table-cell>
          <table:table-cell table:style-name="ce8" table:formula="of:=SUM(VLOOKUP([.S14]; [.$AL$2:.$AM$14]; 2; 0); VLOOKUP([.T14]; [.$AL$2:.$AM$14]; 2; 0))/200*0.05" office:value-type="float" office:value="0.03875">
            <text:p>0.03875</text:p>
          </table:table-cell>
          <table:table-cell/>
          <table:table-cell table:style-name="ce5" office:value-type="string">
            <text:p>B-</text:p>
          </table:table-cell>
          <table:table-cell table:style-name="ce8" table:formula="of:=VLOOKUP([.W14]; [.$AL$2:.$AM$14]; 2; 0)/100*0.1" office:value-type="float" office:value="0.083">
            <text:p>0.08300</text:p>
          </table:table-cell>
          <table:table-cell/>
          <table:table-cell table:style-name="ce5" office:value-type="string">
            <text:p>B</text:p>
          </table:table-cell>
          <table:table-cell table:style-name="ce8" table:formula="of:=VLOOKUP([.Z14]; [.$AL$2:.$AM$14]; 2; 0)/100*0.1" office:value-type="float" office:value="0.086">
            <text:p>0.08600</text:p>
          </table:table-cell>
          <table:table-cell/>
          <table:table-cell office:value-type="float" office:value="37">
            <text:p>37</text:p>
          </table:table-cell>
          <table:table-cell table:formula="of:=MIN([.AC14]; 120) / 120 * 0.05" office:value-type="float" office:value="0.0154166666666667">
            <text:p>0.01542</text:p>
          </table:table-cell>
          <table:table-cell/>
          <table:table-cell table:style-name="ce14" table:formula="of:=[.N14] + [.Q14] + [.U14] + [.X14] + [.AA14] + [.AD14]" office:value-type="float" office:value="0.774416666666667">
            <text:p>0.77442</text:p>
          </table:table-cell>
          <table:table-cell table:formula="of:=IF([.AF14]&gt;=0.9875;&quot;A+&quot;;  IF([.AF14]&gt;=0.96; &quot;A&quot;; IF([.AF14]&gt;=0.93; &quot;A-&quot;; IF([.AF14]&gt;=0.89; &quot;B+&quot;; IF([.AF14]&gt;=0.86;&quot;B&quot;; IF([.AF14]&gt;=0.83; &quot;B-&quot;; IF([.AF14]&gt;=79; &quot;C+&quot;; IF([.AF14]&gt;=0.76;&quot;C&quot;; IF([.AF14]&gt;=0.73; &quot;C-&quot;; IF([.AF14]&gt;=0.69; &quot;D+&quot;; IF([.AF14]&gt;=0.66;&quot;D&quot;; IF([.AF14]&gt;=0.63; &quot;D-&quot;; &quot;F&quot;))))))))))))" office:value-type="string" office:string-value="C">
            <text:p>C</text:p>
          </table:table-cell>
          <table:table-cell table:style-name="ce17" table:formula="of:=IF([.AF14]&gt;=0.9875;&quot;A+&quot;;  IF([.AF14]&gt;=0.94; &quot;A&quot;; IF([.AF14]&gt;=0.9; &quot;A-&quot;; IF([.AF14]&gt;=0.87; &quot;B+&quot;; IF([.AF14]&gt;=0.84;&quot;B&quot;; IF([.AF14]&gt;=0.8; &quot;B-&quot;; IF([.AF14]&gt;=0.77; &quot;C+&quot;; IF([.AF14]&gt;=0.74;&quot;C&quot;; IF([.AF14]&gt;=0.7; &quot;C-&quot;; IF([.AF14]&gt;=0.67; &quot;D+&quot;; IF([.AF14]&gt;=0.64;&quot;D&quot;; IF([.AF14]&gt;=0.6; &quot;D-&quot;; &quot;F&quot;))))))))))))" office:value-type="string" office:string-value="C+">
            <text:p>C+</text:p>
          </table:table-cell>
          <table:table-cell table:style-name="ce6" table:formula="of:=VLOOKUP([.AG14]; [.$AO$2:.$AP$14]; 2; 0)" office:value-type="float" office:value="2">
            <text:p>2</text:p>
          </table:table-cell>
          <table:table-cell table:style-name="ce6" table:formula="of:=VLOOKUP([.AH14]; [.$AO$2:.$AP$14]; 2; 0)" office:value-type="float" office:value="2.3">
            <text:p>2.3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yan Spartz</text:p>
          </table:table-cell>
          <table:table-cell office:value-type="string">
            <text:p>B-</text:p>
          </table:table-cell>
          <table:table-cell table:number-columns-repeated="2"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office:value-type="string">
            <text:p>A-</text:p>
          </table:table-cell>
          <table:table-cell table:style-name="ce8" table:formula="of:=(SUM(VLOOKUP([.B15]; [.$AL$2:.$AM$14]; 2; 0); VLOOKUP([.C15]; [.$AL$2:.$AM$14]; 2; 0); VLOOKUP([.D15]; [.$AL$2:.$AM$14]; 2; 0); VLOOKUP([.E15]; [.$AL$2:.$AM$14]; 2; 0); VLOOKUP([.F15]; [.$AL$2:.$AM$14]; 2; 0); VLOOKUP([.G15];[.$AL$2:.$AM$14]; 2; 0); VLOOKUP([.H15]; [.$AL$2:.$AM$14]; 2; 0); VLOOKUP([.I15]; [.$AL$2:.$AM$14]; 2; 0);  VLOOKUP([.J15]; [.$AL$2:.$AM$14]; 2; 0); VLOOKUP([.K15]; [.$AL$2:.$AM$14]; 2; 0); VLOOKUP([.L15]; [.$AL$2:.$AM$14]; 2; 0); VLOOKUP([.M15]; [.$AL$2:.$AM$14]; 2; 0)))/1200*0.6" office:value-type="float" office:value="0.5515">
            <text:p>0.55150</text:p>
          </table:table-cell>
          <table:table-cell/>
          <table:table-cell table:style-name="ce5" office:value-type="float" office:value="78">
            <text:p>78</text:p>
          </table:table-cell>
          <table:table-cell table:style-name="ce8" table:formula="of:=[.P15]/80*0.1" office:value-type="float" office:value="0.0975">
            <text:p>0.0975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8" table:formula="of:=SUM(VLOOKUP([.S15]; [.$AL$2:.$AM$14]; 2; 0); VLOOKUP([.T15]; [.$AL$2:.$AM$14]; 2; 0))/200*0.05" office:value-type="float" office:value="0.043">
            <text:p>0.04300</text:p>
          </table:table-cell>
          <table:table-cell/>
          <table:table-cell table:style-name="ce5" office:value-type="string">
            <text:p>C</text:p>
          </table:table-cell>
          <table:table-cell table:style-name="ce8" table:formula="of:=VLOOKUP([.W15]; [.$AL$2:.$AM$14]; 2; 0)/100*0.1" office:value-type="float" office:value="0.076">
            <text:p>0.07600</text:p>
          </table:table-cell>
          <table:table-cell/>
          <table:table-cell table:style-name="ce5" office:value-type="string">
            <text:p>B+</text:p>
          </table:table-cell>
          <table:table-cell table:style-name="ce8" table:formula="of:=VLOOKUP([.Z15]; [.$AL$2:.$AM$14]; 2; 0)/100*0.1" office:value-type="float" office:value="0.089">
            <text:p>0.08900</text:p>
          </table:table-cell>
          <table:table-cell/>
          <table:table-cell office:value-type="float" office:value="105">
            <text:p>105</text:p>
          </table:table-cell>
          <table:table-cell table:formula="of:=MIN([.AC15]; 120) / 120 * 0.05" office:value-type="float" office:value="0.04375">
            <text:p>0.04375</text:p>
          </table:table-cell>
          <table:table-cell/>
          <table:table-cell table:style-name="ce14" table:formula="of:=[.N15] + [.Q15] + [.U15] + [.X15] + [.AA15] + [.AD15]" office:value-type="float" office:value="0.90075">
            <text:p>0.90075</text:p>
          </table:table-cell>
          <table:table-cell table:formula="of:=IF([.AF15]&gt;=0.9875;&quot;A+&quot;;  IF([.AF15]&gt;=0.96; &quot;A&quot;; IF([.AF15]&gt;=0.93; &quot;A-&quot;; IF([.AF15]&gt;=0.89; &quot;B+&quot;; IF([.AF15]&gt;=0.86;&quot;B&quot;; IF([.AF15]&gt;=0.83; &quot;B-&quot;; IF([.AF15]&gt;=79; &quot;C+&quot;; IF([.AF15]&gt;=0.76;&quot;C&quot;; IF([.AF15]&gt;=0.73; &quot;C-&quot;; IF([.AF15]&gt;=0.69; &quot;D+&quot;; IF([.AF15]&gt;=0.66;&quot;D&quot;; IF([.AF15]&gt;=0.63; &quot;D-&quot;; &quot;F&quot;))))))))))))" office:value-type="string" office:string-value="B+">
            <text:p>B+</text:p>
          </table:table-cell>
          <table:table-cell table:style-name="ce17" table:formula="of:=IF([.AF15]&gt;=0.9875;&quot;A+&quot;;  IF([.AF15]&gt;=0.94; &quot;A&quot;; IF([.AF15]&gt;=0.9; &quot;A-&quot;; IF([.AF15]&gt;=0.87; &quot;B+&quot;; IF([.AF15]&gt;=0.84;&quot;B&quot;; IF([.AF15]&gt;=0.8; &quot;B-&quot;; IF([.AF15]&gt;=0.77; &quot;C+&quot;; IF([.AF15]&gt;=0.74;&quot;C&quot;; IF([.AF15]&gt;=0.7; &quot;C-&quot;; IF([.AF15]&gt;=0.67; &quot;D+&quot;; IF([.AF15]&gt;=0.64;&quot;D&quot;; IF([.AF15]&gt;=0.6; &quot;D-&quot;; &quot;F&quot;))))))))))))" office:value-type="string" office:string-value="A-">
            <text:p>A-</text:p>
          </table:table-cell>
          <table:table-cell table:style-name="ce6" table:formula="of:=VLOOKUP([.AG15]; [.$AO$2:.$AP$14]; 2; 0)" office:value-type="float" office:value="3.3">
            <text:p>3.3</text:p>
          </table:table-cell>
          <table:table-cell table:style-name="ce6" table:formula="of:=VLOOKUP([.AH15]; [.$AO$2:.$AP$14]; 2; 0)" office:value-type="float" office:value="3.7">
            <text:p>3.7</text:p>
          </table:table-cell>
          <table:table-cell/>
          <table:table-cell table:style-name="ce20"/>
          <table:table-cell table:style-name="ce11"/>
          <table:table-cell/>
          <table:table-cell table:style-name="ce20"/>
          <table:table-cell table:style-name="ce23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Maxwell Swartwout</text:p>
          </table:table-cell>
          <table:table-cell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F</text:p>
          </table:table-cell>
          <table:table-cell table:style-name="ce8" table:formula="of:=(SUM(VLOOKUP([.B16]; [.$AL$2:.$AM$14]; 2; 0); VLOOKUP([.C16]; [.$AL$2:.$AM$14]; 2; 0); VLOOKUP([.D16]; [.$AL$2:.$AM$14]; 2; 0); VLOOKUP([.E16]; [.$AL$2:.$AM$14]; 2; 0); VLOOKUP([.F16]; [.$AL$2:.$AM$14]; 2; 0); VLOOKUP([.G16];[.$AL$2:.$AM$14]; 2; 0); VLOOKUP([.H16]; [.$AL$2:.$AM$14]; 2; 0); VLOOKUP([.I16]; [.$AL$2:.$AM$14]; 2; 0);  VLOOKUP([.J16]; [.$AL$2:.$AM$14]; 2; 0); VLOOKUP([.K16]; [.$AL$2:.$AM$14]; 2; 0); VLOOKUP([.L16]; [.$AL$2:.$AM$14]; 2; 0); VLOOKUP([.M16]; [.$AL$2:.$AM$14]; 2; 0)))/1200*0.6" office:value-type="float" office:value="0.389">
            <text:p>0.38900</text:p>
          </table:table-cell>
          <table:table-cell/>
          <table:table-cell table:style-name="ce5" office:value-type="float" office:value="66">
            <text:p>66</text:p>
          </table:table-cell>
          <table:table-cell table:style-name="ce8" table:formula="of:=[.P16]/80*0.1" office:value-type="float" office:value="0.0825">
            <text:p>0.08250</text:p>
          </table:table-cell>
          <table:table-cell/>
          <table:table-cell table:style-name="ce5" office:value-type="string">
            <text:p>C+</text:p>
          </table:table-cell>
          <table:table-cell table:style-name="ce5" office:value-type="string">
            <text:p>C</text:p>
          </table:table-cell>
          <table:table-cell table:style-name="ce8" table:formula="of:=SUM(VLOOKUP([.S16]; [.$AL$2:.$AM$14]; 2; 0); VLOOKUP([.T16]; [.$AL$2:.$AM$14]; 2; 0))/200*0.05" office:value-type="float" office:value="0.03875">
            <text:p>0.03875</text:p>
          </table:table-cell>
          <table:table-cell/>
          <table:table-cell table:style-name="ce5" office:value-type="string">
            <text:p>B</text:p>
          </table:table-cell>
          <table:table-cell table:style-name="ce8" table:formula="of:=VLOOKUP([.W16]; [.$AL$2:.$AM$14]; 2; 0)/100*0.1" office:value-type="float" office:value="0.086">
            <text:p>0.08600</text:p>
          </table:table-cell>
          <table:table-cell/>
          <table:table-cell table:style-name="ce5" office:value-type="string">
            <text:p>D</text:p>
          </table:table-cell>
          <table:table-cell table:style-name="ce8" table:formula="of:=VLOOKUP([.Z16]; [.$AL$2:.$AM$14]; 2; 0)/100*0.1" office:value-type="float" office:value="0.066">
            <text:p>0.06600</text:p>
          </table:table-cell>
          <table:table-cell/>
          <table:table-cell office:value-type="float" office:value="0">
            <text:p>0</text:p>
          </table:table-cell>
          <table:table-cell table:formula="of:=MIN([.AC16]; 120) / 120 * 0.05" office:value-type="float" office:value="0">
            <text:p>0.00000</text:p>
          </table:table-cell>
          <table:table-cell/>
          <table:table-cell table:style-name="ce14" table:formula="of:=[.N16] + [.Q16] + [.U16] + [.X16] + [.AA16] + [.AD16]" office:value-type="float" office:value="0.66225">
            <text:p>0.66225</text:p>
          </table:table-cell>
          <table:table-cell table:formula="of:=IF([.AF16]&gt;=0.9875;&quot;A+&quot;;  IF([.AF16]&gt;=0.96; &quot;A&quot;; IF([.AF16]&gt;=0.93; &quot;A-&quot;; IF([.AF16]&gt;=0.89; &quot;B+&quot;; IF([.AF16]&gt;=0.86;&quot;B&quot;; IF([.AF16]&gt;=0.83; &quot;B-&quot;; IF([.AF16]&gt;=79; &quot;C+&quot;; IF([.AF16]&gt;=0.76;&quot;C&quot;; IF([.AF16]&gt;=0.73; &quot;C-&quot;; IF([.AF16]&gt;=0.69; &quot;D+&quot;; IF([.AF16]&gt;=0.66;&quot;D&quot;; IF([.AF16]&gt;=0.63; &quot;D-&quot;; &quot;F&quot;))))))))))))" office:value-type="string" office:string-value="D">
            <text:p>D</text:p>
          </table:table-cell>
          <table:table-cell table:style-name="ce17" table:formula="of:=IF([.AF16]&gt;=0.9875;&quot;A+&quot;;  IF([.AF16]&gt;=0.94; &quot;A&quot;; IF([.AF16]&gt;=0.9; &quot;A-&quot;; IF([.AF16]&gt;=0.87; &quot;B+&quot;; IF([.AF16]&gt;=0.84;&quot;B&quot;; IF([.AF16]&gt;=0.8; &quot;B-&quot;; IF([.AF16]&gt;=0.77; &quot;C+&quot;; IF([.AF16]&gt;=0.74;&quot;C&quot;; IF([.AF16]&gt;=0.7; &quot;C-&quot;; IF([.AF16]&gt;=0.67; &quot;D+&quot;; IF([.AF16]&gt;=0.64;&quot;D&quot;; IF([.AF16]&gt;=0.6; &quot;D-&quot;; &quot;F&quot;))))))))))))" office:value-type="string" office:string-value="D">
            <text:p>D</text:p>
          </table:table-cell>
          <table:table-cell table:style-name="ce6" table:formula="of:=VLOOKUP([.AG16]; [.$AO$2:.$AP$14]; 2; 0)" office:value-type="float" office:value="1">
            <text:p>1</text:p>
          </table:table-cell>
          <table:table-cell table:style-name="ce6" table:formula="of:=VLOOKUP([.AH16]; [.$AO$2:.$AP$14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9"/>
          <table:table-cell table:number-columns-repeated="2"/>
          <table:table-cell table:style-name="ce9"/>
          <table:table-cell table:number-columns-repeated="14"/>
          <table:table-cell table:style-name="Default" table:number-columns-repeated="3"/>
          <table:table-cell table:number-columns-repeated="990"/>
        </table:table-row>
        <table:table-row table:style-name="ro1">
          <table:table-cell table:number-columns-repeated="13"/>
          <table:table-cell table:style-name="ce9"/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995"/>
        </table:table-row>
        <table:table-row table:style-name="ro1">
          <table:table-cell table:number-columns-repeated="13"/>
          <table:table-cell table:style-name="ce9"/>
          <table:table-cell table:number-columns-repeated="2"/>
          <table:table-cell table:style-name="ce9"/>
          <table:table-cell table:number-columns-repeated="14"/>
          <table:table-cell table:style-name="ce16" table:formula="of:=AVERAGE([.AF2:.AF16])" office:value-type="float" office:value="0.818461111111111">
            <text:p>0.81846</text:p>
          </table:table-cell>
          <table:table-cell table:style-name="ce17" table:formula="of:=IF([.AF19]&gt;=0.9875;&quot;A+&quot;;IF([.AF19]&gt;=0.96;&quot;A&quot;;IF([.AF19]&gt;=0.93;&quot;A-&quot;;IF([.AF19]&gt;=0.89;&quot;B+&quot;;IF([.AF19]&gt;=0.86;&quot;B&quot;;IF([.AF19]&gt;=0.83;&quot;B-&quot;;IF([.AF19]&gt;=0.79;&quot;C+&quot;;IF([.AF19]&gt;=0.76;&quot;C&quot;;IF([.AF19]&gt;=0.73;&quot;C-&quot;;IF([.AF19]&gt;=0.69;&quot;D+&quot;;IF([.AF19]&gt;=0.66;&quot;D&quot;;IF([.AF19]&gt;=0.63;&quot;D-&quot;;&quot;F&quot;))))))))))))" office:value-type="string" office:string-value="C+">
            <text:p>C+</text:p>
          </table:table-cell>
          <table:table-cell table:style-name="ce17" table:formula="of:=IF([.AF19]&gt;=0.9875;&quot;A+&quot;;  IF([.AF19]&gt;=0.94; &quot;A&quot;; IF([.AF19]&gt;=0.9; &quot;A-&quot;; IF([.AF19]&gt;=0.87; &quot;B+&quot;; IF([.AF19]&gt;=0.84;&quot;B&quot;; IF([.AF19]&gt;=0.8; &quot;B-&quot;; IF([.AF19]&gt;=0.77; &quot;C+&quot;; IF([.AF19]&gt;=0.74;&quot;C&quot;; IF([.AF19]&gt;=0.7; &quot;C-&quot;; IF([.AF19]&gt;=0.67; &quot;D+&quot;; IF([.AF19]&gt;=0.64;&quot;D&quot;; IF([.AF19]&gt;=0.6; &quot;D-&quot;; &quot;F&quot;))))))))))))" office:value-type="string" office:string-value="B-">
            <text:p>B-</text:p>
          </table:table-cell>
          <table:table-cell table:style-name="ce17" table:formula="of:=AVERAGE([.AI2:.AI16])" office:value-type="float" office:value="2.72666666666667">
            <text:p>2.7266666667</text:p>
          </table:table-cell>
          <table:table-cell table:style-name="ce17" table:formula="of:=AVERAGE([.AJ2:.AJ16])" office:value-type="float" office:value="2.98">
            <text:p>2.98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9"/>
          <table:table-cell table:number-columns-repeated="2"/>
          <table:table-cell table:style-name="ce9"/>
          <table:table-cell table:number-columns-repeated="1007"/>
        </table:table-row>
        <table:table-row table:style-name="ro1">
          <table:table-cell table:number-columns-repeated="13"/>
          <table:table-cell table:style-name="ce9"/>
          <table:table-cell table:number-columns-repeated="2"/>
          <table:table-cell table:style-name="ce9"/>
          <table:table-cell table:number-columns-repeated="14"/>
          <table:table-cell table:style-name="Default"/>
          <table:table-cell table:number-columns-repeated="992"/>
        </table:table-row>
        <table:table-row table:style-name="ro1" table:number-rows-repeated="7">
          <table:table-cell table:number-columns-repeated="13"/>
          <table:table-cell table:style-name="ce9"/>
          <table:table-cell table:number-columns-repeated="2"/>
          <table:table-cell table:style-name="ce9"/>
          <table:table-cell table:number-columns-repeated="1007"/>
        </table:table-row>
        <table:table-row table:style-name="ro1">
          <table:table-cell table:number-columns-repeated="13"/>
          <table:table-cell table:style-name="ce9"/>
          <table:table-cell table:number-columns-repeated="101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/00/0000</text:date>, <text:time style:data-style-name="N2" text:time-value="0000-00-00T20:04:4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3-01-10T20:48:14</dc:date>
    <dc:creator>Gregory Kapfhammer</dc:creator>
    <meta:editing-duration>P2DT17H4M12S</meta:editing-duration>
    <meta:editing-cycles>141</meta:editing-cycles>
    <meta:generator>LibreOffice/3.6$Linux_x86 LibreOffice_project/360m1$Build-2</meta:generator>
    <meta:document-statistic meta:table-count="1" meta:cell-count="542" meta:object-count="0"/>
  </office:meta>
</office:document-meta>
</file>